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9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2.702cm"/>
    </style:style>
    <style:style style:name="co8" style:family="table-column">
      <style:table-column-properties fo:break-before="auto" style:column-width="2.917cm"/>
    </style:style>
    <style:style style:name="co9" style:family="table-column">
      <style:table-column-properties fo:break-before="auto" style:column-width="3.383cm"/>
    </style:style>
    <style:style style:name="co10" style:family="table-column">
      <style:table-column-properties fo:break-before="auto" style:column-width="2.976cm"/>
    </style:style>
    <style:style style:name="co11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932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3.501cm"/>
    </style:style>
    <style:style style:name="co15" style:family="table-column">
      <style:table-column-properties fo:break-before="auto" style:column-width="3.092cm"/>
    </style:style>
    <style:style style:name="co16" style:family="table-column">
      <style:table-column-properties fo:break-before="auto" style:column-width="3.306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3.112cm"/>
    </style:style>
    <style:style style:name="co19" style:family="table-column">
      <style:table-column-properties fo:break-before="auto" style:column-width="2.741cm"/>
    </style:style>
    <style:style style:name="co20" style:family="table-column">
      <style:table-column-properties fo:break-before="auto" style:column-width="2.683cm"/>
    </style:style>
    <style:style style:name="co21" style:family="table-column">
      <style:table-column-properties fo:break-before="auto" style:column-width="2.78cm"/>
    </style:style>
    <style:style style:name="co22" style:family="table-column">
      <style:table-column-properties fo:break-before="auto" style:column-width="2.605cm"/>
    </style:style>
    <style:style style:name="co23" style:family="table-column">
      <style:table-column-properties fo:break-before="auto" style:column-width="3.131cm"/>
    </style:style>
    <style:style style:name="co24" style:family="table-column">
      <style:table-column-properties fo:break-before="auto" style:column-width="3.441cm"/>
    </style:style>
    <style:style style:name="co25" style:family="table-column">
      <style:table-column-properties fo:break-before="auto" style:column-width="2.859cm"/>
    </style:style>
    <style:style style:name="co26" style:family="table-column">
      <style:table-column-properties fo:break-before="auto" style:column-width="3.014cm"/>
    </style:style>
    <style:style style:name="co27" style:family="table-column">
      <style:table-column-properties fo:break-before="auto" style:column-width="3.0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1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4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7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4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9" style:family="table-cell" style:parent-style-name="Pivot_20_Table_20_Value">
      <style:table-cell-properties fo:border-bottom="none" fo:border-left="0.99pt solid #000000" fo:border-right="none" fo:border-top="none"/>
    </style:style>
    <style:style style:name="ce5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51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52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53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54" style:family="table-cell" style:parent-style-name="Pivot_20_Table_20_Value">
      <style:table-cell-properties fo:border-bottom="none" fo:border-left="none" fo:border-right="0.99pt solid #000000" fo:border-top="none"/>
    </style:style>
    <style:style style:name="ce55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56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57" style:family="table-cell" style:parent-style-name="Pivot_20_Table_20_Corner">
      <style:table-cell-properties fo:border-bottom="none" fo:border-left="none" fo:border-right="none" fo:border-top="2.01pt solid #000000"/>
    </style:style>
    <style:style style:name="ce58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59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60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61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62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63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6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65" style:family="table-cell" style:parent-style-name="Default">
      <style:table-cell-properties fo:border="0.99pt solid #000000"/>
    </style:style>
    <style:style style:name="ce6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9" style:family="table-cell" style:parent-style-name="Pivot_20_Table_20_Value">
      <style:table-cell-properties fo:border-bottom="none" fo:border-left="none" fo:border-right="none" fo:border-top="0.99pt solid #000000"/>
    </style:style>
    <style:style style:name="ce70" style:family="table-cell" style:parent-style-name="Pivot_20_Table_20_Value">
      <style:table-cell-properties fo:border-bottom="0.99pt solid #000000" fo:border-left="none" fo:border-right="none" fo:border-top="none"/>
    </style:style>
    <style:style style:name="ce71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7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9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6,100)" table:allow-empty-cell="false" table:base-cell-address="'Ввод данных'.G2">
          <table:help-message table:display="true">
            <text:p>Вɜɟɞɢɬɟ ɜɨɡɪɚɫɬ ɫɬɭɞɟɧɬɚ</text:p>
          </table:help-message>
          <table:error-message table:message-type="stop" table:title="Пдсказка" table:display="true">
            <text:p>Вɨɡɪɚɫɬ</text:p>
            <text:p>ɫɬɭɞɟɧɬɚ ɞɨɥɠɟɧ ɛɵɬɶ ɜ ɞɢɚɩɚɡɨɧɟ ɨɬ 16 ɞɨ 100 ɥɟɬй</text:p>
          </table:error-message>
        </table:content-validation>
        <table:content-validation table:name="val2" table:condition="of:cell-content-is-in-list(&quot;Очная&quot;;&quot;Заочная&quot;;&quot;Вечерняя&quot;)" table:allow-empty-cell="true" table:display-list="unsorted" table:base-cell-address="'Ввод данных'.H2">
          <table:help-message table:title="Подсказака" table:display="false">
            <text:p>Очная</text:p>
            <text:p>Заочная</text:p>
            <text:p>Вечерняя</text:p>
          </table:help-message>
          <table:error-message table:message-type="stop" table:title="Подсказака" table:display="true">
            <text:p>Нарушен тип ввода</text:p>
          </table:error-message>
        </table:content-validation>
        <table:content-validation table:name="val3" table:condition="of:cell-content-is-decimal-number() and cell-content-is-between(1,5)" table:allow-empty-cell="true" table:base-cell-address="'Ввод данных'.I2">
          <table:help-message table:title="Подсказа" table:display="true">
            <text:p>Введите от 1 до 5</text:p>
          </table:help-message>
          <table:error-message table:message-type="stop" table:title="Подсказака" table:display="true">
            <text:p>Ошибка! Неправильный тип вода</text:p>
          </table:error-message>
        </table:content-validation>
      </table:content-validations>
      <table:table table:name="Ввод данных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Отчество</text:p>
          </table:table-cell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омер группы</text:p>
          </table:table-cell>
          <table:table-cell table:style-name="ce2" office:value-type="string" calcext:value-type="string">
            <text:p>Возраст</text:p>
          </table:table-cell>
          <table:table-cell table:style-name="ce2" office:value-type="string" calcext:value-type="string">
            <text:p>Форма обучения</text:p>
          </table:table-cell>
          <table:table-cell table:style-name="ce2" office:value-type="string" calcext:value-type="string">
            <text:p>Средний балл</text:p>
          </table:table-cell>
        </table:table-row>
        <table:table-row table:style-name="ro1">
          <table:table-cell office:value-type="string" calcext:value-type="string">
            <text:p>Андрее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Павлович</text:p>
          </table:table-cell>
          <table:table-cell office:value-type="string" calcext:value-type="string">
            <text:p>Томск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Нестерв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Александрович</text:p>
          </table:table-cell>
          <table:table-cell office:value-type="string" calcext:value-type="string">
            <text:p>Красноярск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Любимов</text:p>
          </table:table-cell>
          <table:table-cell office:value-type="string" calcext:value-type="string">
            <text:p>Владимер</text:p>
          </table:table-cell>
          <table:table-cell office:value-type="string" calcext:value-type="string">
            <text:p>Владимерович</text:p>
          </table:table-cell>
          <table:table-cell office:value-type="string" calcext:value-type="string">
            <text:p>Новосибирск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Гаврилов</text:p>
          </table:table-cell>
          <table:table-cell office:value-type="string" calcext:value-type="string">
            <text:p>Николай</text:p>
          </table:table-cell>
          <table:table-cell office:value-type="string" calcext:value-type="string">
            <text:p>Романович</text:p>
          </table:table-cell>
          <table:table-cell office:value-type="string" calcext:value-type="string">
            <text:p>Томск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Шимук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Николаевич</text:p>
          </table:table-cell>
          <table:table-cell office:value-type="string" calcext:value-type="string">
            <text:p>Красноярск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Антипкина</text:p>
          </table:table-cell>
          <table:table-cell office:value-type="string" calcext:value-type="string">
            <text:p>Владислава</text:p>
          </table:table-cell>
          <table:table-cell office:value-type="string" calcext:value-type="string">
            <text:p>Андреевна</text:p>
          </table:table-cell>
          <table:table-cell office:value-type="string" calcext:value-type="string">
            <text:p>Новосибирск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Бородина</text:p>
          </table:table-cell>
          <table:table-cell office:value-type="string" calcext:value-type="string">
            <text:p>Дарья</text:p>
          </table:table-cell>
          <table:table-cell office:value-type="string" calcext:value-type="string">
            <text:p>Александровна</text:p>
          </table:table-cell>
          <table:table-cell office:value-type="string" calcext:value-type="string">
            <text:p>Пермь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2" office:value-type="string" calcext:value-type="string">
            <text:p>Вечерняя</text:p>
          </table:table-cell>
          <table:table-cell table:content-validation-name="val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Жуков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Владимеровна</text:p>
          </table:table-cell>
          <table:table-cell office:value-type="string" calcext:value-type="string">
            <text:p>Пермь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Лаптева</text:p>
          </table:table-cell>
          <table:table-cell office:value-type="string" calcext:value-type="string">
            <text:p>Светлана</text:p>
          </table:table-cell>
          <table:table-cell office:value-type="string" calcext:value-type="string">
            <text:p>Николаевна</text:p>
          </table:table-cell>
          <table:table-cell office:value-type="string" calcext:value-type="string">
            <text:p>Томск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" calcext:value-type="float">
            <text:p>4</text:p>
          </table:table-cell>
        </table:table-row>
      </table:table>
      <table:table table:name="Сортировка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Отчество</text:p>
          </table:table-cell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омер группы</text:p>
          </table:table-cell>
          <table:table-cell table:style-name="ce2" office:value-type="string" calcext:value-type="string">
            <text:p>Возраст</text:p>
          </table:table-cell>
          <table:table-cell table:style-name="ce2" office:value-type="string" calcext:value-type="string">
            <text:p>Форма обучения</text:p>
          </table:table-cell>
          <table:table-cell table:style-name="ce2" office:value-type="string" calcext:value-type="string">
            <text:p>Средний балл</text:p>
          </table:table-cell>
        </table:table-row>
        <table:table-row table:style-name="ro1">
          <table:table-cell office:value-type="string" calcext:value-type="string">
            <text:p>Андрее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Павлович</text:p>
          </table:table-cell>
          <table:table-cell office:value-type="string" calcext:value-type="string">
            <text:p>Томск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Гаврилов</text:p>
          </table:table-cell>
          <table:table-cell office:value-type="string" calcext:value-type="string">
            <text:p>Николай</text:p>
          </table:table-cell>
          <table:table-cell office:value-type="string" calcext:value-type="string">
            <text:p>Романович</text:p>
          </table:table-cell>
          <table:table-cell office:value-type="string" calcext:value-type="string">
            <text:p>Томск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Лаптева</text:p>
          </table:table-cell>
          <table:table-cell office:value-type="string" calcext:value-type="string">
            <text:p>Светлана</text:p>
          </table:table-cell>
          <table:table-cell office:value-type="string" calcext:value-type="string">
            <text:p>Николаевна</text:p>
          </table:table-cell>
          <table:table-cell office:value-type="string" calcext:value-type="string">
            <text:p>Томск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Бородина</text:p>
          </table:table-cell>
          <table:table-cell office:value-type="string" calcext:value-type="string">
            <text:p>Дарья</text:p>
          </table:table-cell>
          <table:table-cell office:value-type="string" calcext:value-type="string">
            <text:p>Александровна</text:p>
          </table:table-cell>
          <table:table-cell office:value-type="string" calcext:value-type="string">
            <text:p>Пермь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2" office:value-type="string" calcext:value-type="string">
            <text:p>Вечерняя</text:p>
          </table:table-cell>
          <table:table-cell table:content-validation-name="val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Жуков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Владимеровна</text:p>
          </table:table-cell>
          <table:table-cell office:value-type="string" calcext:value-type="string">
            <text:p>Пермь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Антипкина</text:p>
          </table:table-cell>
          <table:table-cell office:value-type="string" calcext:value-type="string">
            <text:p>Владислава</text:p>
          </table:table-cell>
          <table:table-cell office:value-type="string" calcext:value-type="string">
            <text:p>Андреевна</text:p>
          </table:table-cell>
          <table:table-cell office:value-type="string" calcext:value-type="string">
            <text:p>Новосибирск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Любимов</text:p>
          </table:table-cell>
          <table:table-cell office:value-type="string" calcext:value-type="string">
            <text:p>Владимер</text:p>
          </table:table-cell>
          <table:table-cell office:value-type="string" calcext:value-type="string">
            <text:p>Владимерович</text:p>
          </table:table-cell>
          <table:table-cell office:value-type="string" calcext:value-type="string">
            <text:p>Новосибирск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Нестерв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Александрович</text:p>
          </table:table-cell>
          <table:table-cell office:value-type="string" calcext:value-type="string">
            <text:p>Красноярск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Шимук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Николаевич</text:p>
          </table:table-cell>
          <table:table-cell office:value-type="string" calcext:value-type="string">
            <text:p>Красноярск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6" calcext:value-type="float">
            <text:p>4,6</text:p>
          </table:table-cell>
        </table:table-row>
      </table:table>
      <table:table table:name="Автофильтр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Отчество</text:p>
          </table:table-cell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омер группы</text:p>
          </table:table-cell>
          <table:table-cell table:style-name="ce2" office:value-type="string" calcext:value-type="string">
            <text:p>Возраст</text:p>
          </table:table-cell>
          <table:table-cell table:style-name="ce2" office:value-type="string" calcext:value-type="string">
            <text:p>Форма обучения</text:p>
          </table:table-cell>
          <table:table-cell table:style-name="ce2" office:value-type="string" calcext:value-type="string">
            <text:p>Средний балл</text:p>
          </table:table-cell>
        </table:table-row>
        <table:table-row table:style-name="ro1">
          <table:table-cell office:value-type="string" calcext:value-type="string">
            <text:p>Андрее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Павлович</text:p>
          </table:table-cell>
          <table:table-cell office:value-type="string" calcext:value-type="string">
            <text:p>Томск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Нестерв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Александрович</text:p>
          </table:table-cell>
          <table:table-cell office:value-type="string" calcext:value-type="string">
            <text:p>Красноярск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Любимов</text:p>
          </table:table-cell>
          <table:table-cell office:value-type="string" calcext:value-type="string">
            <text:p>Владимер</text:p>
          </table:table-cell>
          <table:table-cell office:value-type="string" calcext:value-type="string">
            <text:p>Владимерович</text:p>
          </table:table-cell>
          <table:table-cell office:value-type="string" calcext:value-type="string">
            <text:p>Новосибирск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Гаврилов</text:p>
          </table:table-cell>
          <table:table-cell office:value-type="string" calcext:value-type="string">
            <text:p>Николай</text:p>
          </table:table-cell>
          <table:table-cell office:value-type="string" calcext:value-type="string">
            <text:p>Романович</text:p>
          </table:table-cell>
          <table:table-cell office:value-type="string" calcext:value-type="string">
            <text:p>Томск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Шимук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Николаевич</text:p>
          </table:table-cell>
          <table:table-cell office:value-type="string" calcext:value-type="string">
            <text:p>Красноярск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Антипкина</text:p>
          </table:table-cell>
          <table:table-cell office:value-type="string" calcext:value-type="string">
            <text:p>Владислава</text:p>
          </table:table-cell>
          <table:table-cell office:value-type="string" calcext:value-type="string">
            <text:p>Андреевна</text:p>
          </table:table-cell>
          <table:table-cell office:value-type="string" calcext:value-type="string">
            <text:p>Новосибирск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Бородина</text:p>
          </table:table-cell>
          <table:table-cell office:value-type="string" calcext:value-type="string">
            <text:p>Дарья</text:p>
          </table:table-cell>
          <table:table-cell office:value-type="string" calcext:value-type="string">
            <text:p>Александровна</text:p>
          </table:table-cell>
          <table:table-cell office:value-type="string" calcext:value-type="string">
            <text:p>Пермь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2" office:value-type="string" calcext:value-type="string">
            <text:p>Вечерняя</text:p>
          </table:table-cell>
          <table:table-cell table:content-validation-name="val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Жуков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Владимеровна</text:p>
          </table:table-cell>
          <table:table-cell office:value-type="string" calcext:value-type="string">
            <text:p>Пермь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Лаптева</text:p>
          </table:table-cell>
          <table:table-cell office:value-type="string" calcext:value-type="string">
            <text:p>Светлана</text:p>
          </table:table-cell>
          <table:table-cell office:value-type="string" calcext:value-type="string">
            <text:p>Николаевна</text:p>
          </table:table-cell>
          <table:table-cell office:value-type="string" calcext:value-type="string">
            <text:p>Томск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" calcext:value-type="float">
            <text:p>4</text:p>
          </table:table-cell>
        </table:table-row>
      </table:table>
      <table:table table:name="Стандартный фильтр" table:style-name="ta1"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Отчество</text:p>
          </table:table-cell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омер группы</text:p>
          </table:table-cell>
          <table:table-cell table:style-name="ce2" office:value-type="string" calcext:value-type="string">
            <text:p>Возраст</text:p>
          </table:table-cell>
          <table:table-cell table:style-name="ce2" office:value-type="string" calcext:value-type="string">
            <text:p>Форма обучения</text:p>
          </table:table-cell>
          <table:table-cell table:style-name="ce2" office:value-type="string" calcext:value-type="string">
            <text:p>Средний балл</text:p>
          </table:table-cell>
        </table:table-row>
        <table:table-row table:style-name="ro1">
          <table:table-cell office:value-type="string" calcext:value-type="string">
            <text:p>Андрее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Павлович</text:p>
          </table:table-cell>
          <table:table-cell office:value-type="string" calcext:value-type="string">
            <text:p>Томск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7" calcext:value-type="float">
            <text:p>4,7</text:p>
          </table:table-cell>
        </table:table-row>
        <table:table-row table:style-name="ro1" table:visibility="filter">
          <table:table-cell office:value-type="string" calcext:value-type="string">
            <text:p>Нестерв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Александрович</text:p>
          </table:table-cell>
          <table:table-cell office:value-type="string" calcext:value-type="string">
            <text:p>Красноярск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Любимов</text:p>
          </table:table-cell>
          <table:table-cell office:value-type="string" calcext:value-type="string">
            <text:p>Владимер</text:p>
          </table:table-cell>
          <table:table-cell office:value-type="string" calcext:value-type="string">
            <text:p>Владимерович</text:p>
          </table:table-cell>
          <table:table-cell office:value-type="string" calcext:value-type="string">
            <text:p>Новосибирск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9" calcext:value-type="float">
            <text:p>4,9</text:p>
          </table:table-cell>
        </table:table-row>
        <table:table-row table:style-name="ro1" table:visibility="filter">
          <table:table-cell office:value-type="string" calcext:value-type="string">
            <text:p>Гаврилов</text:p>
          </table:table-cell>
          <table:table-cell office:value-type="string" calcext:value-type="string">
            <text:p>Николай</text:p>
          </table:table-cell>
          <table:table-cell office:value-type="string" calcext:value-type="string">
            <text:p>Романович</text:p>
          </table:table-cell>
          <table:table-cell office:value-type="string" calcext:value-type="string">
            <text:p>Томск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3.8" calcext:value-type="float">
            <text:p>3,8</text:p>
          </table:table-cell>
        </table:table-row>
        <table:table-row table:style-name="ro1" table:visibility="filter">
          <table:table-cell office:value-type="string" calcext:value-type="string">
            <text:p>Шимук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Николаевич</text:p>
          </table:table-cell>
          <table:table-cell office:value-type="string" calcext:value-type="string">
            <text:p>Красноярск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Антипкина</text:p>
          </table:table-cell>
          <table:table-cell office:value-type="string" calcext:value-type="string">
            <text:p>Владислава</text:p>
          </table:table-cell>
          <table:table-cell office:value-type="string" calcext:value-type="string">
            <text:p>Андреевна</text:p>
          </table:table-cell>
          <table:table-cell office:value-type="string" calcext:value-type="string">
            <text:p>Новосибирск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5" calcext:value-type="float">
            <text:p>4,5</text:p>
          </table:table-cell>
        </table:table-row>
        <table:table-row table:style-name="ro1" table:visibility="filter">
          <table:table-cell office:value-type="string" calcext:value-type="string">
            <text:p>Бородина</text:p>
          </table:table-cell>
          <table:table-cell office:value-type="string" calcext:value-type="string">
            <text:p>Дарья</text:p>
          </table:table-cell>
          <table:table-cell office:value-type="string" calcext:value-type="string">
            <text:p>Александровна</text:p>
          </table:table-cell>
          <table:table-cell office:value-type="string" calcext:value-type="string">
            <text:p>Пермь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2" office:value-type="string" calcext:value-type="string">
            <text:p>Вечерняя</text:p>
          </table:table-cell>
          <table:table-cell table:content-validation-name="val3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Жуков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Владимеровна</text:p>
          </table:table-cell>
          <table:table-cell office:value-type="string" calcext:value-type="string">
            <text:p>Пермь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3.9" calcext:value-type="float">
            <text:p>3,9</text:p>
          </table:table-cell>
        </table:table-row>
        <table:table-row table:style-name="ro1" table:visibility="filter">
          <table:table-cell office:value-type="string" calcext:value-type="string">
            <text:p>Лаптева</text:p>
          </table:table-cell>
          <table:table-cell office:value-type="string" calcext:value-type="string">
            <text:p>Светлана</text:p>
          </table:table-cell>
          <table:table-cell office:value-type="string" calcext:value-type="string">
            <text:p>Николаевна</text:p>
          </table:table-cell>
          <table:table-cell office:value-type="string" calcext:value-type="string">
            <text:p>Томск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" calcext:value-type="float">
            <text:p>4</text:p>
          </table:table-cell>
        </table:table-row>
      </table:table>
      <table:table table:name="Расширеный фильтр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Отчество</text:p>
          </table:table-cell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омер группы</text:p>
          </table:table-cell>
          <table:table-cell table:style-name="ce2" office:value-type="string" calcext:value-type="string">
            <text:p>Возраст</text:p>
          </table:table-cell>
          <table:table-cell table:style-name="ce2" office:value-type="string" calcext:value-type="string">
            <text:p>Форма обучения</text:p>
          </table:table-cell>
          <table:table-cell table:style-name="ce2" office:value-type="string" calcext:value-type="string">
            <text:p>Средний балл</text:p>
          </table:table-cell>
          <table:table-cell/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Отчество</text:p>
          </table:table-cell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омер группы</text:p>
          </table:table-cell>
          <table:table-cell table:style-name="ce2" office:value-type="string" calcext:value-type="string">
            <text:p>Возраст</text:p>
          </table:table-cell>
          <table:table-cell table:style-name="ce2" office:value-type="string" calcext:value-type="string">
            <text:p>Форма обучения</text:p>
          </table:table-cell>
          <table:table-cell table:style-name="ce2" office:value-type="string" calcext:value-type="string">
            <text:p>Средний балл</text:p>
          </table:table-cell>
        </table:table-row>
        <table:table-row table:style-name="ro1">
          <table:table-cell office:value-type="string" calcext:value-type="string">
            <text:p>Андрее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Павлович</text:p>
          </table:table-cell>
          <table:table-cell office:value-type="string" calcext:value-type="string">
            <text:p>Томск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7" calcext:value-type="float">
            <text:p>4,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естерв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Александрович</text:p>
          </table:table-cell>
          <table:table-cell office:value-type="string" calcext:value-type="string">
            <text:p>Красноярск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юбимов</text:p>
          </table:table-cell>
          <table:table-cell office:value-type="string" calcext:value-type="string">
            <text:p>Владимер</text:p>
          </table:table-cell>
          <table:table-cell office:value-type="string" calcext:value-type="string">
            <text:p>Владимерович</text:p>
          </table:table-cell>
          <table:table-cell office:value-type="string" calcext:value-type="string">
            <text:p>Новосибирск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9" calcext:value-type="float">
            <text:p>4,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врилов</text:p>
          </table:table-cell>
          <table:table-cell office:value-type="string" calcext:value-type="string">
            <text:p>Николай</text:p>
          </table:table-cell>
          <table:table-cell office:value-type="string" calcext:value-type="string">
            <text:p>Романович</text:p>
          </table:table-cell>
          <table:table-cell office:value-type="string" calcext:value-type="string">
            <text:p>Томск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3.8" calcext:value-type="float">
            <text:p>3,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Шимук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Николаевич</text:p>
          </table:table-cell>
          <table:table-cell office:value-type="string" calcext:value-type="string">
            <text:p>Красноярск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6" calcext:value-type="float">
            <text:p>4,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типкина</text:p>
          </table:table-cell>
          <table:table-cell office:value-type="string" calcext:value-type="string">
            <text:p>Владислава</text:p>
          </table:table-cell>
          <table:table-cell office:value-type="string" calcext:value-type="string">
            <text:p>Андреевна</text:p>
          </table:table-cell>
          <table:table-cell office:value-type="string" calcext:value-type="string">
            <text:p>Новосибирск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5" calcext:value-type="float">
            <text:p>4,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Бородина</text:p>
          </table:table-cell>
          <table:table-cell office:value-type="string" calcext:value-type="string">
            <text:p>Дарья</text:p>
          </table:table-cell>
          <table:table-cell office:value-type="string" calcext:value-type="string">
            <text:p>Александровна</text:p>
          </table:table-cell>
          <table:table-cell office:value-type="string" calcext:value-type="string">
            <text:p>Пермь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2" office:value-type="string" calcext:value-type="string">
            <text:p>Вечерняя</text:p>
          </table:table-cell>
          <table:table-cell table:content-validation-name="val3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Жуков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Владимеровна</text:p>
          </table:table-cell>
          <table:table-cell office:value-type="string" calcext:value-type="string">
            <text:p>Пермь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3.9" calcext:value-type="float">
            <text:p>3,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птева</text:p>
          </table:table-cell>
          <table:table-cell office:value-type="string" calcext:value-type="string">
            <text:p>Светлана</text:p>
          </table:table-cell>
          <table:table-cell office:value-type="string" calcext:value-type="string">
            <text:p>Николаевна</text:p>
          </table:table-cell>
          <table:table-cell office:value-type="string" calcext:value-type="string">
            <text:p>Томск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" calcext:value-type="float">
            <text:p>4</text:p>
          </table:table-cell>
          <table:table-cell table:number-columns-repeated="10"/>
        </table:table-row>
      </table:table>
      <table:table table:name="Итог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Отчество</text:p>
          </table:table-cell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омер группы</text:p>
          </table:table-cell>
          <table:table-cell table:style-name="ce2" office:value-type="string" calcext:value-type="string">
            <text:p>Возраст</text:p>
          </table:table-cell>
          <table:table-cell table:style-name="ce2" office:value-type="string" calcext:value-type="string">
            <text:p>Форма обучения</text:p>
          </table:table-cell>
          <table:table-cell table:style-name="ce2" office:value-type="string" calcext:value-type="string">
            <text:p>Средний балл</text:p>
          </table:table-cell>
        </table:table-row>
        <table:table-row-group>
          <table:table-row-group>
            <table:table-row table:style-name="ro1">
              <table:table-cell office:value-type="string" calcext:value-type="string">
                <text:p>Андреев</text:p>
              </table:table-cell>
              <table:table-cell office:value-type="string" calcext:value-type="string">
                <text:p>Дмитрий</text:p>
              </table:table-cell>
              <table:table-cell office:value-type="string" calcext:value-type="string">
                <text:p>Павлович</text:p>
              </table:table-cell>
              <table:table-cell office:value-type="string" calcext:value-type="string">
                <text:p>Томск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431" calcext:value-type="float">
                <text:p>431</text:p>
              </table:table-cell>
              <table:table-cell table:content-validation-name="val1" office:value-type="float" office:value="18" calcext:value-type="float">
                <text:p>18</text:p>
              </table:table-cell>
              <table:table-cell table:content-validation-name="val2" office:value-type="string" calcext:value-type="string">
                <text:p>Очная</text:p>
              </table:table-cell>
              <table:table-cell table:content-validation-name="val3" office:value-type="float" office:value="4.7" calcext:value-type="float">
                <text:p>4,7</text:p>
              </table:table-cell>
            </table:table-row>
            <table:table-row table:style-name="ro1">
              <table:table-cell office:value-type="string" calcext:value-type="string">
                <text:p>Нестерв</text:p>
              </table:table-cell>
              <table:table-cell office:value-type="string" calcext:value-type="string">
                <text:p>Даниил</text:p>
              </table:table-cell>
              <table:table-cell office:value-type="string" calcext:value-type="string">
                <text:p>Александрович</text:p>
              </table:table-cell>
              <table:table-cell office:value-type="string" calcext:value-type="string">
                <text:p>Красноярск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421" calcext:value-type="float">
                <text:p>421</text:p>
              </table:table-cell>
              <table:table-cell table:content-validation-name="val1" office:value-type="float" office:value="19" calcext:value-type="float">
                <text:p>19</text:p>
              </table:table-cell>
              <table:table-cell table:content-validation-name="val2" office:value-type="string" calcext:value-type="string">
                <text:p>Заочная</text:p>
              </table:table-cell>
              <table:table-cell table:content-validation-name="val3" office:value-type="float" office:value="5" calcext:value-type="float">
                <text:p>5</text:p>
              </table:table-cell>
            </table:table-row>
            <table:table-row table:style-name="ro1">
              <table:table-cell office:value-type="string" calcext:value-type="string">
                <text:p>Шимук</text:p>
              </table:table-cell>
              <table:table-cell office:value-type="string" calcext:value-type="string">
                <text:p>Роман</text:p>
              </table:table-cell>
              <table:table-cell office:value-type="string" calcext:value-type="string">
                <text:p>Николаевич</text:p>
              </table:table-cell>
              <table:table-cell office:value-type="string" calcext:value-type="string">
                <text:p>Красноярск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431" calcext:value-type="float">
                <text:p>431</text:p>
              </table:table-cell>
              <table:table-cell table:content-validation-name="val1" office:value-type="float" office:value="18" calcext:value-type="float">
                <text:p>18</text:p>
              </table:table-cell>
              <table:table-cell table:content-validation-name="val2" office:value-type="string" calcext:value-type="string">
                <text:p>Вечерняя</text:p>
              </table:table-cell>
              <table:table-cell table:content-validation-name="val3" office:value-type="float" office:value="4.6" calcext:value-type="float">
                <text:p>4,6</text:p>
              </table:table-cell>
            </table:table-row>
          </table:table-row-group>
          <table:table-row table:style-name="ro1">
            <table:table-cell table:number-columns-repeated="4"/>
            <table:table-cell table:style-name="Result" office:value-type="string" calcext:value-type="string">
              <text:p>1 Количество</text:p>
            </table:table-cell>
            <table:table-cell/>
            <table:table-cell table:content-validation-name="val1"/>
            <table:table-cell table:style-name="Result" table:content-validation-name="val2" table:formula="of:=SUBTOTAL(3;[.$H$2:.$H$4])" office:value-type="float" office:value="3" calcext:value-type="float">
              <text:p>3</text:p>
            </table:table-cell>
            <table:table-cell table:content-validation-name="val3"/>
          </table:table-row>
          <table:table-row-group>
            <table:table-row table:style-name="ro1">
              <table:table-cell office:value-type="string" calcext:value-type="string">
                <text:p>Любимов</text:p>
              </table:table-cell>
              <table:table-cell office:value-type="string" calcext:value-type="string">
                <text:p>Владимер</text:p>
              </table:table-cell>
              <table:table-cell office:value-type="string" calcext:value-type="string">
                <text:p>Владимерович</text:p>
              </table:table-cell>
              <table:table-cell office:value-type="string" calcext:value-type="string">
                <text:p>Новосибирск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432" calcext:value-type="float">
                <text:p>432</text:p>
              </table:table-cell>
              <table:table-cell table:content-validation-name="val1" office:value-type="float" office:value="18" calcext:value-type="float">
                <text:p>18</text:p>
              </table:table-cell>
              <table:table-cell table:content-validation-name="val2" office:value-type="string" calcext:value-type="string">
                <text:p>Очная</text:p>
              </table:table-cell>
              <table:table-cell table:content-validation-name="val3" office:value-type="float" office:value="4.9" calcext:value-type="float">
                <text:p>4,9</text:p>
              </table:table-cell>
            </table:table-row>
            <table:table-row table:style-name="ro1">
              <table:table-cell office:value-type="string" calcext:value-type="string">
                <text:p>Гаврилов</text:p>
              </table:table-cell>
              <table:table-cell office:value-type="string" calcext:value-type="string">
                <text:p>Николай</text:p>
              </table:table-cell>
              <table:table-cell office:value-type="string" calcext:value-type="string">
                <text:p>Романович</text:p>
              </table:table-cell>
              <table:table-cell office:value-type="string" calcext:value-type="string">
                <text:p>Томск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432" calcext:value-type="float">
                <text:p>432</text:p>
              </table:table-cell>
              <table:table-cell table:content-validation-name="val1" office:value-type="float" office:value="19" calcext:value-type="float">
                <text:p>19</text:p>
              </table:table-cell>
              <table:table-cell table:content-validation-name="val2" office:value-type="string" calcext:value-type="string">
                <text:p>Заочная</text:p>
              </table:table-cell>
              <table:table-cell table:content-validation-name="val3" office:value-type="float" office:value="3.8" calcext:value-type="float">
                <text:p>3,8</text:p>
              </table:table-cell>
            </table:table-row>
            <table:table-row table:style-name="ro1">
              <table:table-cell office:value-type="string" calcext:value-type="string">
                <text:p>Антипкина</text:p>
              </table:table-cell>
              <table:table-cell office:value-type="string" calcext:value-type="string">
                <text:p>Владислава</text:p>
              </table:table-cell>
              <table:table-cell office:value-type="string" calcext:value-type="string">
                <text:p>Андреевна</text:p>
              </table:table-cell>
              <table:table-cell office:value-type="string" calcext:value-type="string">
                <text:p>Новосибирск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422" calcext:value-type="float">
                <text:p>422</text:p>
              </table:table-cell>
              <table:table-cell table:content-validation-name="val1" office:value-type="float" office:value="18" calcext:value-type="float">
                <text:p>18</text:p>
              </table:table-cell>
              <table:table-cell table:content-validation-name="val2" office:value-type="string" calcext:value-type="string">
                <text:p>Очная</text:p>
              </table:table-cell>
              <table:table-cell table:content-validation-name="val3" office:value-type="float" office:value="4.5" calcext:value-type="float">
                <text:p>4,5</text:p>
              </table:table-cell>
            </table:table-row>
          </table:table-row-group>
          <table:table-row table:style-name="ro1">
            <table:table-cell table:number-columns-repeated="4"/>
            <table:table-cell table:style-name="Result" office:value-type="string" calcext:value-type="string">
              <text:p>2 Количество</text:p>
            </table:table-cell>
            <table:table-cell/>
            <table:table-cell table:content-validation-name="val1"/>
            <table:table-cell table:style-name="Result" table:content-validation-name="val2" table:formula="of:=SUBTOTAL(3;[.$H$6:.$H$8])" office:value-type="float" office:value="3" calcext:value-type="float">
              <text:p>3</text:p>
            </table:table-cell>
            <table:table-cell table:content-validation-name="val3"/>
          </table:table-row>
          <table:table-row-group>
            <table:table-row table:style-name="ro1">
              <table:table-cell office:value-type="string" calcext:value-type="string">
                <text:p>Бородина</text:p>
              </table:table-cell>
              <table:table-cell office:value-type="string" calcext:value-type="string">
                <text:p>Дарья</text:p>
              </table:table-cell>
              <table:table-cell office:value-type="string" calcext:value-type="string">
                <text:p>Александровна</text:p>
              </table:table-cell>
              <table:table-cell office:value-type="string" calcext:value-type="string">
                <text:p>Пермь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23" calcext:value-type="float">
                <text:p>423</text:p>
              </table:table-cell>
              <table:table-cell table:content-validation-name="val1" office:value-type="float" office:value="20" calcext:value-type="float">
                <text:p>20</text:p>
              </table:table-cell>
              <table:table-cell table:content-validation-name="val2" office:value-type="string" calcext:value-type="string">
                <text:p>Вечерняя</text:p>
              </table:table-cell>
              <table:table-cell table:content-validation-name="val3" office:value-type="float" office:value="5" calcext:value-type="float">
                <text:p>5</text:p>
              </table:table-cell>
            </table:table-row>
            <table:table-row table:style-name="ro1">
              <table:table-cell office:value-type="string" calcext:value-type="string">
                <text:p>Жукова</text:p>
              </table:table-cell>
              <table:table-cell office:value-type="string" calcext:value-type="string">
                <text:p>Анна</text:p>
              </table:table-cell>
              <table:table-cell office:value-type="string" calcext:value-type="string">
                <text:p>Владимеровна</text:p>
              </table:table-cell>
              <table:table-cell office:value-type="string" calcext:value-type="string">
                <text:p>Пермь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33" calcext:value-type="float">
                <text:p>433</text:p>
              </table:table-cell>
              <table:table-cell table:content-validation-name="val1" office:value-type="float" office:value="19" calcext:value-type="float">
                <text:p>19</text:p>
              </table:table-cell>
              <table:table-cell table:content-validation-name="val2" office:value-type="string" calcext:value-type="string">
                <text:p>Заочная</text:p>
              </table:table-cell>
              <table:table-cell table:content-validation-name="val3" office:value-type="float" office:value="3.9" calcext:value-type="float">
                <text:p>3,9</text:p>
              </table:table-cell>
            </table:table-row>
            <table:table-row table:style-name="ro1">
              <table:table-cell office:value-type="string" calcext:value-type="string">
                <text:p>Лаптева</text:p>
              </table:table-cell>
              <table:table-cell office:value-type="string" calcext:value-type="string">
                <text:p>Светлана</text:p>
              </table:table-cell>
              <table:table-cell office:value-type="string" calcext:value-type="string">
                <text:p>Николаевна</text:p>
              </table:table-cell>
              <table:table-cell office:value-type="string" calcext:value-type="string">
                <text:p>Томск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33" calcext:value-type="float">
                <text:p>433</text:p>
              </table:table-cell>
              <table:table-cell table:content-validation-name="val1" office:value-type="float" office:value="20" calcext:value-type="float">
                <text:p>20</text:p>
              </table:table-cell>
              <table:table-cell table:content-validation-name="val2" office:value-type="string" calcext:value-type="string">
                <text:p>Очная</text:p>
              </table:table-cell>
              <table:table-cell table:content-validation-name="val3" office:value-type="float" office:value="4" calcext:value-type="float">
                <text:p>4</text:p>
              </table:table-cell>
            </table:table-row>
          </table:table-row-group>
        </table:table-row-group>
        <table:table-row table:style-name="ro1">
          <table:table-cell table:number-columns-repeated="4"/>
          <table:table-cell table:style-name="Result" office:value-type="string" calcext:value-type="string">
            <text:p>3 Количество</text:p>
          </table:table-cell>
          <table:table-cell/>
          <table:table-cell table:content-validation-name="val1"/>
          <table:table-cell table:style-name="Result" table:content-validation-name="val2" table:formula="of:=SUBTOTAL(3;[.$H$10:.$H$12])" office:value-type="float" office:value="3" calcext:value-type="float">
            <text:p>3</text:p>
          </table:table-cell>
          <table:table-cell table:content-validation-name="val3"/>
        </table:table-row>
        <table:table-row table:style-name="ro1">
          <table:table-cell table:number-columns-repeated="4"/>
          <table:table-cell table:style-name="Result" office:value-type="string" calcext:value-type="string">
            <text:p>Общий итог Количество</text:p>
          </table:table-cell>
          <table:table-cell/>
          <table:table-cell table:content-validation-name="val1"/>
          <table:table-cell table:style-name="Result" table:content-validation-name="val2" table:formula="of:=SUBTOTAL(3;[.$H$2:.$H$12])" office:value-type="float" office:value="9" calcext:value-type="float">
            <text:p>9</text:p>
          </table:table-cell>
          <table:table-cell table:content-validation-name="val3"/>
        </table:table-row>
      </table:table>
      <table:table table:name="Итог 2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Отчество</text:p>
          </table:table-cell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омер группы</text:p>
          </table:table-cell>
          <table:table-cell table:style-name="ce2" office:value-type="string" calcext:value-type="string">
            <text:p>Возраст</text:p>
          </table:table-cell>
          <table:table-cell table:style-name="ce2" office:value-type="string" calcext:value-type="string">
            <text:p>Форма обучения</text:p>
          </table:table-cell>
          <table:table-cell table:style-name="ce2" office:value-type="string" calcext:value-type="string">
            <text:p>Средний балл</text:p>
          </table:table-cell>
        </table:table-row>
        <table:table-row-group>
          <table:table-row-group>
            <table:table-row table:style-name="ro1">
              <table:table-cell office:value-type="string" calcext:value-type="string">
                <text:p>Андреев</text:p>
              </table:table-cell>
              <table:table-cell office:value-type="string" calcext:value-type="string">
                <text:p>Дмитрий</text:p>
              </table:table-cell>
              <table:table-cell office:value-type="string" calcext:value-type="string">
                <text:p>Павлович</text:p>
              </table:table-cell>
              <table:table-cell office:value-type="string" calcext:value-type="string">
                <text:p>Томск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431" calcext:value-type="float">
                <text:p>431</text:p>
              </table:table-cell>
              <table:table-cell table:content-validation-name="val1" office:value-type="float" office:value="18" calcext:value-type="float">
                <text:p>18</text:p>
              </table:table-cell>
              <table:table-cell table:content-validation-name="val2" office:value-type="string" calcext:value-type="string">
                <text:p>Очная</text:p>
              </table:table-cell>
              <table:table-cell table:content-validation-name="val3" office:value-type="float" office:value="4.7" calcext:value-type="float">
                <text:p>4,7</text:p>
              </table:table-cell>
            </table:table-row>
            <table:table-row table:style-name="ro1">
              <table:table-cell office:value-type="string" calcext:value-type="string">
                <text:p>Любимов</text:p>
              </table:table-cell>
              <table:table-cell office:value-type="string" calcext:value-type="string">
                <text:p>Владимер</text:p>
              </table:table-cell>
              <table:table-cell office:value-type="string" calcext:value-type="string">
                <text:p>Владимерович</text:p>
              </table:table-cell>
              <table:table-cell office:value-type="string" calcext:value-type="string">
                <text:p>Новосибирск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432" calcext:value-type="float">
                <text:p>432</text:p>
              </table:table-cell>
              <table:table-cell table:content-validation-name="val1" office:value-type="float" office:value="18" calcext:value-type="float">
                <text:p>18</text:p>
              </table:table-cell>
              <table:table-cell table:content-validation-name="val2" office:value-type="string" calcext:value-type="string">
                <text:p>Очная</text:p>
              </table:table-cell>
              <table:table-cell table:content-validation-name="val3" office:value-type="float" office:value="4.9" calcext:value-type="float">
                <text:p>4,9</text:p>
              </table:table-cell>
            </table:table-row>
            <table:table-row table:style-name="ro1">
              <table:table-cell office:value-type="string" calcext:value-type="string">
                <text:p>Шимук</text:p>
              </table:table-cell>
              <table:table-cell office:value-type="string" calcext:value-type="string">
                <text:p>Роман</text:p>
              </table:table-cell>
              <table:table-cell office:value-type="string" calcext:value-type="string">
                <text:p>Николаевич</text:p>
              </table:table-cell>
              <table:table-cell office:value-type="string" calcext:value-type="string">
                <text:p>Красноярск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431" calcext:value-type="float">
                <text:p>431</text:p>
              </table:table-cell>
              <table:table-cell table:content-validation-name="val1" office:value-type="float" office:value="18" calcext:value-type="float">
                <text:p>18</text:p>
              </table:table-cell>
              <table:table-cell table:content-validation-name="val2" office:value-type="string" calcext:value-type="string">
                <text:p>Очная</text:p>
              </table:table-cell>
              <table:table-cell table:content-validation-name="val3" office:value-type="float" office:value="4.6" calcext:value-type="float">
                <text:p>4,6</text:p>
              </table:table-cell>
            </table:table-row>
            <table:table-row table:style-name="ro1">
              <table:table-cell office:value-type="string" calcext:value-type="string">
                <text:p>Антипкина</text:p>
              </table:table-cell>
              <table:table-cell office:value-type="string" calcext:value-type="string">
                <text:p>Владислава</text:p>
              </table:table-cell>
              <table:table-cell office:value-type="string" calcext:value-type="string">
                <text:p>Андреевна</text:p>
              </table:table-cell>
              <table:table-cell office:value-type="string" calcext:value-type="string">
                <text:p>Новосибирск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422" calcext:value-type="float">
                <text:p>422</text:p>
              </table:table-cell>
              <table:table-cell table:content-validation-name="val1" office:value-type="float" office:value="18" calcext:value-type="float">
                <text:p>18</text:p>
              </table:table-cell>
              <table:table-cell table:content-validation-name="val2" office:value-type="string" calcext:value-type="string">
                <text:p>Очная</text:p>
              </table:table-cell>
              <table:table-cell table:content-validation-name="val3" office:value-type="float" office:value="4.5" calcext:value-type="float">
                <text:p>4,5</text:p>
              </table:table-cell>
            </table:table-row>
          </table:table-row-group>
          <table:table-row table:style-name="ro1">
            <table:table-cell table:number-columns-repeated="6"/>
            <table:table-cell table:style-name="Result" table:content-validation-name="val1" office:value-type="string" calcext:value-type="string">
              <text:p>18 Сумма</text:p>
            </table:table-cell>
            <table:table-cell table:content-validation-name="val2"/>
            <table:table-cell table:style-name="Result" table:content-validation-name="val3" table:formula="of:=SUBTOTAL(9;[.$I$2:.$I$5])" office:value-type="float" office:value="18.7" calcext:value-type="float">
              <text:p>18,7</text:p>
            </table:table-cell>
          </table:table-row>
          <table:table-row-group>
            <table:table-row table:style-name="ro1">
              <table:table-cell office:value-type="string" calcext:value-type="string">
                <text:p>Нестерв</text:p>
              </table:table-cell>
              <table:table-cell office:value-type="string" calcext:value-type="string">
                <text:p>Даниил</text:p>
              </table:table-cell>
              <table:table-cell office:value-type="string" calcext:value-type="string">
                <text:p>Александрович</text:p>
              </table:table-cell>
              <table:table-cell office:value-type="string" calcext:value-type="string">
                <text:p>Красноярск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421" calcext:value-type="float">
                <text:p>421</text:p>
              </table:table-cell>
              <table:table-cell table:content-validation-name="val1" office:value-type="float" office:value="19" calcext:value-type="float">
                <text:p>19</text:p>
              </table:table-cell>
              <table:table-cell table:content-validation-name="val2" office:value-type="string" calcext:value-type="string">
                <text:p>Заочная</text:p>
              </table:table-cell>
              <table:table-cell table:content-validation-name="val3" office:value-type="float" office:value="5" calcext:value-type="float">
                <text:p>5</text:p>
              </table:table-cell>
            </table:table-row>
            <table:table-row table:style-name="ro1">
              <table:table-cell office:value-type="string" calcext:value-type="string">
                <text:p>Гаврилов</text:p>
              </table:table-cell>
              <table:table-cell office:value-type="string" calcext:value-type="string">
                <text:p>Николай</text:p>
              </table:table-cell>
              <table:table-cell office:value-type="string" calcext:value-type="string">
                <text:p>Романович</text:p>
              </table:table-cell>
              <table:table-cell office:value-type="string" calcext:value-type="string">
                <text:p>Томск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432" calcext:value-type="float">
                <text:p>432</text:p>
              </table:table-cell>
              <table:table-cell table:content-validation-name="val1" office:value-type="float" office:value="19" calcext:value-type="float">
                <text:p>19</text:p>
              </table:table-cell>
              <table:table-cell table:content-validation-name="val2" office:value-type="string" calcext:value-type="string">
                <text:p>Заочная</text:p>
              </table:table-cell>
              <table:table-cell table:content-validation-name="val3" office:value-type="float" office:value="3.8" calcext:value-type="float">
                <text:p>3,8</text:p>
              </table:table-cell>
            </table:table-row>
            <table:table-row table:style-name="ro1">
              <table:table-cell office:value-type="string" calcext:value-type="string">
                <text:p>Жукова</text:p>
              </table:table-cell>
              <table:table-cell office:value-type="string" calcext:value-type="string">
                <text:p>Анна</text:p>
              </table:table-cell>
              <table:table-cell office:value-type="string" calcext:value-type="string">
                <text:p>Владимеровна</text:p>
              </table:table-cell>
              <table:table-cell office:value-type="string" calcext:value-type="string">
                <text:p>Пермь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33" calcext:value-type="float">
                <text:p>433</text:p>
              </table:table-cell>
              <table:table-cell table:content-validation-name="val1" office:value-type="float" office:value="19" calcext:value-type="float">
                <text:p>19</text:p>
              </table:table-cell>
              <table:table-cell table:content-validation-name="val2" office:value-type="string" calcext:value-type="string">
                <text:p>Заочная</text:p>
              </table:table-cell>
              <table:table-cell table:content-validation-name="val3" office:value-type="float" office:value="3.9" calcext:value-type="float">
                <text:p>3,9</text:p>
              </table:table-cell>
            </table:table-row>
          </table:table-row-group>
          <table:table-row table:style-name="ro1">
            <table:table-cell table:number-columns-repeated="6"/>
            <table:table-cell table:style-name="Result" table:content-validation-name="val1" office:value-type="string" calcext:value-type="string">
              <text:p>19 Сумма</text:p>
            </table:table-cell>
            <table:table-cell table:content-validation-name="val2"/>
            <table:table-cell table:style-name="Result" table:content-validation-name="val3" table:formula="of:=SUBTOTAL(9;[.$I$7:.$I$9])" office:value-type="float" office:value="12.7" calcext:value-type="float">
              <text:p>12,7</text:p>
            </table:table-cell>
          </table:table-row>
          <table:table-row-group>
            <table:table-row table:style-name="ro1">
              <table:table-cell office:value-type="string" calcext:value-type="string">
                <text:p>Бородина</text:p>
              </table:table-cell>
              <table:table-cell office:value-type="string" calcext:value-type="string">
                <text:p>Дарья</text:p>
              </table:table-cell>
              <table:table-cell office:value-type="string" calcext:value-type="string">
                <text:p>Александровна</text:p>
              </table:table-cell>
              <table:table-cell office:value-type="string" calcext:value-type="string">
                <text:p>Пермь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23" calcext:value-type="float">
                <text:p>423</text:p>
              </table:table-cell>
              <table:table-cell table:content-validation-name="val1" office:value-type="float" office:value="20" calcext:value-type="float">
                <text:p>20</text:p>
              </table:table-cell>
              <table:table-cell table:content-validation-name="val2" office:value-type="string" calcext:value-type="string">
                <text:p>Вечерняя</text:p>
              </table:table-cell>
              <table:table-cell table:content-validation-name="val3" office:value-type="float" office:value="5" calcext:value-type="float">
                <text:p>5</text:p>
              </table:table-cell>
            </table:table-row>
            <table:table-row table:style-name="ro1">
              <table:table-cell office:value-type="string" calcext:value-type="string">
                <text:p>Лаптева</text:p>
              </table:table-cell>
              <table:table-cell office:value-type="string" calcext:value-type="string">
                <text:p>Светлана</text:p>
              </table:table-cell>
              <table:table-cell office:value-type="string" calcext:value-type="string">
                <text:p>Николаевна</text:p>
              </table:table-cell>
              <table:table-cell office:value-type="string" calcext:value-type="string">
                <text:p>Томск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33" calcext:value-type="float">
                <text:p>433</text:p>
              </table:table-cell>
              <table:table-cell table:content-validation-name="val1" office:value-type="float" office:value="20" calcext:value-type="float">
                <text:p>20</text:p>
              </table:table-cell>
              <table:table-cell table:content-validation-name="val2" office:value-type="string" calcext:value-type="string">
                <text:p>Очная</text:p>
              </table:table-cell>
              <table:table-cell table:content-validation-name="val3" office:value-type="float" office:value="4" calcext:value-type="float">
                <text:p>4</text:p>
              </table:table-cell>
            </table:table-row>
          </table:table-row-group>
        </table:table-row-group>
        <table:table-row table:style-name="ro1">
          <table:table-cell table:number-columns-repeated="6"/>
          <table:table-cell table:style-name="Result" table:content-validation-name="val1" office:value-type="string" calcext:value-type="string">
            <text:p>20 Сумма</text:p>
          </table:table-cell>
          <table:table-cell table:content-validation-name="val2"/>
          <table:table-cell table:style-name="Result" table:content-validation-name="val3" table:formula="of:=SUBTOTAL(9;[.$I$11:.$I$12]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table:style-name="Result" table:content-validation-name="val1" office:value-type="string" calcext:value-type="string">
            <text:p>Общий итог Сумма</text:p>
          </table:table-cell>
          <table:table-cell table:content-validation-name="val2"/>
          <table:table-cell table:style-name="Result" table:content-validation-name="val3" table:formula="of:=SUBTOTAL(9;[.$I$2:.$I$12])" office:value-type="float" office:value="40.4" calcext:value-type="float">
            <text:p>40,4</text:p>
          </table:table-cell>
        </table:table-row>
      </table:table>
      <table:table table:name="Сводная таблица" table:style-name="ta1">
        <table:table-column table:style-name="co1" table:number-columns-repeated="7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Отчество</text:p>
          </table:table-cell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омер группы</text:p>
          </table:table-cell>
          <table:table-cell table:style-name="ce2" office:value-type="string" calcext:value-type="string">
            <text:p>Возраст</text:p>
          </table:table-cell>
          <table:table-cell table:style-name="ce2" office:value-type="string" calcext:value-type="string">
            <text:p>Форма обучения</text:p>
          </table:table-cell>
          <table:table-cell table:style-name="ce2" office:value-type="string" calcext:value-type="string">
            <text:p>Средний балл</text:p>
          </table:table-cell>
        </table:table-row>
        <table:table-row table:style-name="ro1">
          <table:table-cell office:value-type="string" calcext:value-type="string">
            <text:p>Андрее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Павлович</text:p>
          </table:table-cell>
          <table:table-cell office:value-type="string" calcext:value-type="string">
            <text:p>Томск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Нестерв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Александрович</text:p>
          </table:table-cell>
          <table:table-cell office:value-type="string" calcext:value-type="string">
            <text:p>Красноярск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4.89" calcext:value-type="float">
            <text:p>4,89</text:p>
          </table:table-cell>
        </table:table-row>
        <table:table-row table:style-name="ro1">
          <table:table-cell office:value-type="string" calcext:value-type="string">
            <text:p>Любимов</text:p>
          </table:table-cell>
          <table:table-cell office:value-type="string" calcext:value-type="string">
            <text:p>Владимер</text:p>
          </table:table-cell>
          <table:table-cell office:value-type="string" calcext:value-type="string">
            <text:p>Владимерович</text:p>
          </table:table-cell>
          <table:table-cell office:value-type="string" calcext:value-type="string">
            <text:p>Новосибирск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Гаврилов</text:p>
          </table:table-cell>
          <table:table-cell office:value-type="string" calcext:value-type="string">
            <text:p>Николай</text:p>
          </table:table-cell>
          <table:table-cell office:value-type="string" calcext:value-type="string">
            <text:p>Романович</text:p>
          </table:table-cell>
          <table:table-cell office:value-type="string" calcext:value-type="string">
            <text:p>Томск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Шимук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Николаевич</text:p>
          </table:table-cell>
          <table:table-cell office:value-type="string" calcext:value-type="string">
            <text:p>Красноярск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Антипкина</text:p>
          </table:table-cell>
          <table:table-cell office:value-type="string" calcext:value-type="string">
            <text:p>Владислава</text:p>
          </table:table-cell>
          <table:table-cell office:value-type="string" calcext:value-type="string">
            <text:p>Андреевна</text:p>
          </table:table-cell>
          <table:table-cell office:value-type="string" calcext:value-type="string">
            <text:p>Новосибирск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Бородина</text:p>
          </table:table-cell>
          <table:table-cell office:value-type="string" calcext:value-type="string">
            <text:p>Дарья</text:p>
          </table:table-cell>
          <table:table-cell office:value-type="string" calcext:value-type="string">
            <text:p>Александровна</text:p>
          </table:table-cell>
          <table:table-cell office:value-type="string" calcext:value-type="string">
            <text:p>Пермь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2" office:value-type="string" calcext:value-type="string">
            <text:p>Вечерняя</text:p>
          </table:table-cell>
          <table:table-cell table:content-validation-name="val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Жуков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Владимеровна</text:p>
          </table:table-cell>
          <table:table-cell office:value-type="string" calcext:value-type="string">
            <text:p>Пермь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Заочная</text:p>
          </table:table-cell>
          <table:table-cell table:content-validation-name="val3"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Лаптева</text:p>
          </table:table-cell>
          <table:table-cell office:value-type="string" calcext:value-type="string">
            <text:p>Светлана</text:p>
          </table:table-cell>
          <table:table-cell office:value-type="string" calcext:value-type="string">
            <text:p>Николаевна</text:p>
          </table:table-cell>
          <table:table-cell office:value-type="string" calcext:value-type="string">
            <text:p>Томск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2" office:value-type="string" calcext:value-type="string">
            <text:p>Очная</text:p>
          </table:table-cell>
          <table:table-cell table:content-validation-name="val3" office:value-type="float" office:value="4" calcext:value-type="float">
            <text:p>4</text:p>
          </table:table-cell>
        </table:table-row>
      </table:table>
      <table:table table:name="Сводная таблица_Сводная таблица_2" table:style-name="ta1">
        <table:table-column table:style-name="co1" table:default-cell-style-name="ce44"/>
        <table:table-column table:style-name="co1" table:default-cell-style-name="ce49"/>
        <table:table-column table:style-name="co1" table:default-cell-style-name="ce54"/>
        <table:table-column table:style-name="co1" table:number-columns-repeated="2" table:default-cell-style-name="Pivot_20_Table_20_Value"/>
        <table:table-column table:style-name="co1" table:default-cell-style-name="ce49"/>
        <table:table-column table:style-name="co1" table:default-cell-style-name="ce54"/>
        <table:table-column table:style-name="co1" table:default-cell-style-name="ce62"/>
        <table:table-row table:style-name="ro1">
          <table:table-cell table:style-name="ce40" office:value-type="string" calcext:value-type="string">
            <text:p>Минимум - Средний балл</text:p>
          </table:table-cell>
          <table:table-cell table:style-name="ce46" office:value-type="string" calcext:value-type="string">
            <text:p>Курс</text:p>
          </table:table-cell>
          <table:table-cell table:style-name="ce46" office:value-type="string" calcext:value-type="string">
            <text:p>Номер группы</text:p>
          </table:table-cell>
          <table:table-cell table:style-name="ce57" table:number-columns-repeated="4"/>
          <table:table-cell table:style-name="ce58"/>
        </table:table-row>
        <table:table-row table:style-name="ro1"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47" office:value-type="float" office:value="2" calcext:value-type="float">
            <text:p>2</text:p>
          </table:table-cell>
          <table:table-cell table:style-name="ce52"/>
          <table:table-cell table:style-name="ce47" office:value-type="float" office:value="3" calcext:value-type="float">
            <text:p>3</text:p>
          </table:table-cell>
          <table:table-cell table:style-name="ce52"/>
          <table:table-cell table:style-name="ce59" office:value-type="string" calcext:value-type="string">
            <text:p>Итог Результат</text:p>
          </table:table-cell>
        </table:table-row>
        <table:table-row table:style-name="ro1">
          <table:table-cell table:style-name="ce42" office:value-type="string" calcext:value-type="string">
            <text:p>Фамилия</text:p>
          </table:table-cell>
          <table:table-cell table:style-name="ce47" office:value-type="float" office:value="421" calcext:value-type="float">
            <text:p>421</text:p>
          </table:table-cell>
          <table:table-cell table:style-name="ce52" office:value-type="float" office:value="431" calcext:value-type="float">
            <text:p>431</text:p>
          </table:table-cell>
          <table:table-cell table:style-name="ce47" office:value-type="float" office:value="422" calcext:value-type="float">
            <text:p>422</text:p>
          </table:table-cell>
          <table:table-cell table:style-name="ce52" office:value-type="float" office:value="432" calcext:value-type="float">
            <text:p>432</text:p>
          </table:table-cell>
          <table:table-cell table:style-name="ce47" office:value-type="float" office:value="423" calcext:value-type="float">
            <text:p>423</text:p>
          </table:table-cell>
          <table:table-cell table:style-name="ce52" office:value-type="float" office:value="433" calcext:value-type="float">
            <text:p>433</text:p>
          </table:table-cell>
          <table:table-cell table:style-name="ce60"/>
        </table:table-row>
        <table:table-row table:style-name="ro1">
          <table:table-cell table:style-name="ce43" office:value-type="string" calcext:value-type="string">
            <text:p>Андреев</text:p>
          </table:table-cell>
          <table:table-cell table:style-name="ce48"/>
          <table:table-cell table:style-name="ce53" office:value-type="float" office:value="4.7" calcext:value-type="float">
            <text:p>4,7</text:p>
          </table:table-cell>
          <table:table-cell table:number-columns-repeated="2"/>
          <table:table-cell table:style-name="ce48"/>
          <table:table-cell table:style-name="ce53"/>
          <table:table-cell table:style-name="ce61"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Антипкина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number-columns-repeated="3"/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Бородина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Гаврилов</text:p>
          </table:table-cell>
          <table:table-cell table:number-columns-repeated="3"/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Жукова</text:p>
          </table:table-cell>
          <table:table-cell table:number-columns-repeated="5"/>
          <table:table-cell table:number-columns-repeated="2"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Лаптева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Любимов</text:p>
          </table:table-cell>
          <table:table-cell table:number-columns-repeated="3"/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Нестерв</text:p>
          </table:table-cell>
          <table:table-cell office:value-type="float" office:value="4.89" calcext:value-type="float">
            <text:p>4,89</text:p>
          </table:table-cell>
          <table:table-cell table:number-columns-repeated="5"/>
          <table:table-cell office:value-type="float" office:value="4.89" calcext:value-type="float">
            <text:p>4,89</text:p>
          </table:table-cell>
        </table:table-row>
        <table:table-row table:style-name="ro1">
          <table:table-cell office:value-type="string" calcext:value-type="string">
            <text:p>Шимук</text:p>
          </table:table-cell>
          <table:table-cell table:style-name="ce50"/>
          <table:table-cell table:style-name="ce55" office:value-type="float" office:value="4.6" calcext:value-type="float">
            <text:p>4,6</text:p>
          </table:table-cell>
          <table:table-cell table:number-columns-repeated="2"/>
          <table:table-cell table:style-name="ce50"/>
          <table:table-cell table:style-name="ce55"/>
          <table:table-cell table:style-name="ce63" office:value-type="float" office:value="4.6" calcext:value-type="float">
            <text:p>4,6</text:p>
          </table:table-cell>
        </table:table-row>
        <table:table-row table:style-name="ro1">
          <table:table-cell table:style-name="ce45" office:value-type="string" calcext:value-type="string">
            <text:p>Итог Результат</text:p>
          </table:table-cell>
          <table:table-cell table:style-name="ce51" office:value-type="float" office:value="4.89" calcext:value-type="float">
            <text:p>4,89</text:p>
          </table:table-cell>
          <table:table-cell table:style-name="ce56" office:value-type="float" office:value="4.6" calcext:value-type="float">
            <text:p>4,6</text:p>
          </table:table-cell>
          <table:table-cell table:style-name="ce51" office:value-type="float" office:value="4.5" calcext:value-type="float">
            <text:p>4,5</text:p>
          </table:table-cell>
          <table:table-cell table:style-name="ce56" office:value-type="float" office:value="3.8" calcext:value-type="float">
            <text:p>3,8</text:p>
          </table:table-cell>
          <table:table-cell table:style-name="ce51" office:value-type="float" office:value="5" calcext:value-type="float">
            <text:p>5</text:p>
          </table:table-cell>
          <table:table-cell table:style-name="ce56" office:value-type="float" office:value="3.9" calcext:value-type="float">
            <text:p>3,9</text:p>
          </table:table-cell>
          <table:table-cell table:style-name="ce64" office:value-type="float" office:value="3.8" calcext:value-type="float">
            <text:p>3,8</text:p>
          </table:table-cell>
        </table:table-row>
      </table:table>
      <table:table table:name="Сводная таблица_Сводная таблица_1" table:style-name="ta1">
        <table:table-column table:style-name="co1" table:default-cell-style-name="ce44"/>
        <table:table-column table:style-name="co1" table:default-cell-style-name="ce65"/>
        <table:table-column table:style-name="co1" table:number-columns-repeated="2" table:default-cell-style-name="Default"/>
        <table:table-column table:style-name="co26" table:default-cell-style-name="Default"/>
        <table:table-row table:style-name="ro1">
          <table:table-cell table:style-name="Pivot_20_Table_20_Field" office:value-type="string" calcext:value-type="string">
            <text:p>Форма обучения</text:p>
          </table:table-cell>
          <table:table-cell office:value-type="string" calcext:value-type="string">
            <text:p>Заочная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0" office:value-type="string" calcext:value-type="string">
            <text:p>Максимум - Средний балл</text:p>
          </table:table-cell>
          <table:table-cell table:style-name="ce46" office:value-type="string" calcext:value-type="string">
            <text:p>Фамилия</text:p>
          </table:table-cell>
          <table:table-cell table:style-name="ce67" table:number-columns-repeated="2"/>
          <table:table-cell table:style-name="ce72"/>
        </table:table-row>
        <table:table-row table:style-name="ro1">
          <table:table-cell table:style-name="ce42" office:value-type="string" calcext:value-type="string">
            <text:p>Курс</text:p>
          </table:table-cell>
          <table:table-cell table:style-name="ce66" office:value-type="string" calcext:value-type="string">
            <text:p>Гаврилов</text:p>
          </table:table-cell>
          <table:table-cell table:style-name="ce68" office:value-type="string" calcext:value-type="string">
            <text:p>Жукова</text:p>
          </table:table-cell>
          <table:table-cell table:style-name="ce68" office:value-type="string" calcext:value-type="string">
            <text:p>Нестерв</text:p>
          </table:table-cell>
          <table:table-cell table:style-name="ce73" office:value-type="string" calcext:value-type="string">
            <text:p>Итог Результат</text:p>
          </table:table-cell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8"/>
          <table:table-cell table:style-name="ce69"/>
          <table:table-cell table:style-name="ce53" office:value-type="float" office:value="4.89" calcext:value-type="float">
            <text:p>4,89</text:p>
          </table:table-cell>
          <table:table-cell table:style-name="ce61" office:value-type="float" office:value="4.89" calcext:value-type="float">
            <text:p>4,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float" office:value="3.8" calcext:value-type="float">
            <text:p>3,8</text:p>
          </table:table-cell>
          <table:table-cell table:style-name="Pivot_20_Table_20_Value"/>
          <table:table-cell table:style-name="ce54"/>
          <table:table-cell table:style-name="ce62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0"/>
          <table:table-cell table:style-name="ce70" office:value-type="float" office:value="3.9" calcext:value-type="float">
            <text:p>3,9</text:p>
          </table:table-cell>
          <table:table-cell table:style-name="ce55"/>
          <table:table-cell table:style-name="ce63" office:value-type="float" office:value="3.9" calcext:value-type="float">
            <text:p>3,9</text:p>
          </table:table-cell>
        </table:table-row>
        <table:table-row table:style-name="ro1">
          <table:table-cell table:style-name="ce45" office:value-type="string" calcext:value-type="string">
            <text:p>Итог Результат</text:p>
          </table:table-cell>
          <table:table-cell table:style-name="ce51" office:value-type="float" office:value="3.8" calcext:value-type="float">
            <text:p>3,8</text:p>
          </table:table-cell>
          <table:table-cell table:style-name="ce71" office:value-type="float" office:value="3.9" calcext:value-type="float">
            <text:p>3,9</text:p>
          </table:table-cell>
          <table:table-cell table:style-name="ce56" office:value-type="float" office:value="4.89" calcext:value-type="float">
            <text:p>4,89</text:p>
          </table:table-cell>
          <table:table-cell table:style-name="ce64" office:value-type="float" office:value="4.89" calcext:value-type="float">
            <text:p>4,89</text:p>
          </table:table-cell>
        </table:table-row>
      </table:table>
      <table:table table:name="Стипендия_Сентябрь" table:style-name="ta1">
        <table:table-column table:style-name="co1" table:default-cell-style-name="Default"/>
        <table:table-column table:style-name="co1" table:number-columns-repeated="2" table:default-cell-style-name="ce39"/>
        <table:table-column table:style-name="co27" table:default-cell-style-name="ce39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Default" office:value-type="string" calcext:value-type="string">
            <text:p>Стипендия</text:p>
          </table:table-cell>
          <table:table-cell table:style-name="Default" office:value-type="string" calcext:value-type="string">
            <text:p>Надбавка</text:p>
          </table:table-cell>
          <table:table-cell table:style-name="Default" office:value-type="string" calcext:value-type="string">
            <text:p>Сумма к выдаче</text:p>
          </table:table-cell>
        </table:table-row>
        <table:table-row table:style-name="ro1">
          <table:table-cell office:value-type="string" calcext:value-type="string">
            <text:p>Андреев</text:p>
          </table:table-cell>
          <table:table-cell office:value-type="currency" office:currency="RUB" office:value="5000" calcext:value-type="currency">
            <text:p>5 000,00 ₽</text:p>
          </table:table-cell>
          <table:table-cell office:value-type="currency" office:currency="RUB" office:value="1000" calcext:value-type="currency">
            <text:p>1 000,00 ₽</text:p>
          </table:table-cell>
          <table:table-cell table:formula="of:=[.B2]+[.C2]" office:value-type="currency" office:currency="RUB" office:value="6000" calcext:value-type="currency">
            <text:p>6 000,00 ₽</text:p>
          </table:table-cell>
        </table:table-row>
        <table:table-row table:style-name="ro1">
          <table:table-cell office:value-type="string" calcext:value-type="string">
            <text:p>Нестерв</text:p>
          </table:table-cell>
          <table:table-cell office:value-type="currency" office:currency="RUB" office:value="4500" calcext:value-type="currency">
            <text:p>4 500,00 ₽</text:p>
          </table:table-cell>
          <table:table-cell office:value-type="currency" office:currency="RUB" office:value="500" calcext:value-type="currency">
            <text:p>500,00 ₽</text:p>
          </table:table-cell>
          <table:table-cell table:formula="of:=[.B3]+[.C3]" office:value-type="currency" office:currency="RUB" office:value="5000" calcext:value-type="currency">
            <text:p>5 000,00 ₽</text:p>
          </table:table-cell>
        </table:table-row>
        <table:table-row table:style-name="ro1">
          <table:table-cell office:value-type="string" calcext:value-type="string">
            <text:p>Любимов</text:p>
          </table:table-cell>
          <table:table-cell office:value-type="currency" office:currency="RUB" office:value="3000" calcext:value-type="currency">
            <text:p>3 000,00 ₽</text:p>
          </table:table-cell>
          <table:table-cell office:value-type="currency" office:currency="RUB" office:value="1000" calcext:value-type="currency">
            <text:p>1 000,00 ₽</text:p>
          </table:table-cell>
          <table:table-cell table:formula="of:=[.B4]+[.C4]" office:value-type="currency" office:currency="RUB" office:value="4000" calcext:value-type="currency">
            <text:p>4 000,00 ₽</text:p>
          </table:table-cell>
        </table:table-row>
        <table:table-row table:style-name="ro1">
          <table:table-cell office:value-type="string" calcext:value-type="string">
            <text:p>Гаврилов</text:p>
          </table:table-cell>
          <table:table-cell office:value-type="currency" office:currency="RUB" office:value="4800" calcext:value-type="currency">
            <text:p>4 800,00 ₽</text:p>
          </table:table-cell>
          <table:table-cell office:value-type="currency" office:currency="RUB" office:value="500" calcext:value-type="currency">
            <text:p>500,00 ₽</text:p>
          </table:table-cell>
          <table:table-cell table:formula="of:=[.B5]+[.C5]" office:value-type="currency" office:currency="RUB" office:value="5300" calcext:value-type="currency">
            <text:p>5 300,00 ₽</text:p>
          </table:table-cell>
        </table:table-row>
        <table:table-row table:style-name="ro1">
          <table:table-cell office:value-type="string" calcext:value-type="string">
            <text:p>Шимук</text:p>
          </table:table-cell>
          <table:table-cell office:value-type="currency" office:currency="RUB" office:value="4800" calcext:value-type="currency">
            <text:p>4 800,00 ₽</text:p>
          </table:table-cell>
          <table:table-cell office:value-type="currency" office:currency="RUB" office:value="1000" calcext:value-type="currency">
            <text:p>1 000,00 ₽</text:p>
          </table:table-cell>
          <table:table-cell table:formula="of:=[.B6]+[.C6]" office:value-type="currency" office:currency="RUB" office:value="5800" calcext:value-type="currency">
            <text:p>5 800,00 ₽</text:p>
          </table:table-cell>
        </table:table-row>
        <table:table-row table:style-name="ro1">
          <table:table-cell office:value-type="string" calcext:value-type="string">
            <text:p>Антипкина</text:p>
          </table:table-cell>
          <table:table-cell office:value-type="currency" office:currency="RUB" office:value="5000" calcext:value-type="currency">
            <text:p>5 000,00 ₽</text:p>
          </table:table-cell>
          <table:table-cell office:value-type="currency" office:currency="RUB" office:value="700" calcext:value-type="currency">
            <text:p>700,00 ₽</text:p>
          </table:table-cell>
          <table:table-cell table:formula="of:=[.B7]+[.C7]" office:value-type="currency" office:currency="RUB" office:value="5700" calcext:value-type="currency">
            <text:p>5 700,00 ₽</text:p>
          </table:table-cell>
        </table:table-row>
        <table:table-row table:style-name="ro1">
          <table:table-cell office:value-type="string" calcext:value-type="string">
            <text:p>Бородина</text:p>
          </table:table-cell>
          <table:table-cell office:value-type="currency" office:currency="RUB" office:value="4500" calcext:value-type="currency">
            <text:p>4 500,00 ₽</text:p>
          </table:table-cell>
          <table:table-cell office:value-type="currency" office:currency="RUB" office:value="700" calcext:value-type="currency">
            <text:p>700,00 ₽</text:p>
          </table:table-cell>
          <table:table-cell table:formula="of:=[.B8]+[.C8]" office:value-type="currency" office:currency="RUB" office:value="5200" calcext:value-type="currency">
            <text:p>5 200,00 ₽</text:p>
          </table:table-cell>
        </table:table-row>
        <table:table-row table:style-name="ro1">
          <table:table-cell office:value-type="string" calcext:value-type="string">
            <text:p>Жукова</text:p>
          </table:table-cell>
          <table:table-cell office:value-type="currency" office:currency="RUB" office:value="3400" calcext:value-type="currency">
            <text:p>3 400,00 ₽</text:p>
          </table:table-cell>
          <table:table-cell office:value-type="currency" office:currency="RUB" office:value="700" calcext:value-type="currency">
            <text:p>700,00 ₽</text:p>
          </table:table-cell>
          <table:table-cell table:formula="of:=[.B9]+[.C9]" office:value-type="currency" office:currency="RUB" office:value="4100" calcext:value-type="currency">
            <text:p>4 100,00 ₽</text:p>
          </table:table-cell>
        </table:table-row>
        <table:table-row table:style-name="ro1">
          <table:table-cell office:value-type="string" calcext:value-type="string">
            <text:p>Лаптева</text:p>
          </table:table-cell>
          <table:table-cell office:value-type="currency" office:currency="RUB" office:value="3400" calcext:value-type="currency">
            <text:p>3 400,00 ₽</text:p>
          </table:table-cell>
          <table:table-cell office:value-type="currency" office:currency="RUB" office:value="1000" calcext:value-type="currency">
            <text:p>1 000,00 ₽</text:p>
          </table:table-cell>
          <table:table-cell table:formula="of:=[.B10]+[.C10]" office:value-type="currency" office:currency="RUB" office:value="4400" calcext:value-type="currency">
            <text:p>4 400,00 ₽</text:p>
          </table:table-cell>
        </table:table-row>
      </table:table>
      <table:table table:name="Стипендия_Октябрь" table:style-name="ta1"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39"/>
        <table:table-row table:style-name="ro1">
          <table:table-cell table:style-name="ce1" office:value-type="string" calcext:value-type="string">
            <text:p>Фамилия</text:p>
          </table:table-cell>
          <table:table-cell office:value-type="string" calcext:value-type="string">
            <text:p>Стипендия</text:p>
          </table:table-cell>
          <table:table-cell office:value-type="string" calcext:value-type="string">
            <text:p>Надбавка</text:p>
          </table:table-cell>
          <table:table-cell office:value-type="string" calcext:value-type="string">
            <text:p>Сумма к выдаче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Андреев</text:p>
          </table:table-cell>
          <table:table-cell table:style-name="ce39" office:value-type="currency" office:currency="RUB" office:value="4800" calcext:value-type="currency">
            <text:p>4 800,00 ₽</text:p>
          </table:table-cell>
          <table:table-cell table:style-name="ce39" office:value-type="currency" office:currency="RUB" office:value="500" calcext:value-type="currency">
            <text:p>500,00 ₽</text:p>
          </table:table-cell>
          <table:table-cell table:style-name="ce39" table:formula="of:=[.B2]+[.C2]" office:value-type="currency" office:currency="RUB" office:value="5300" calcext:value-type="currency">
            <text:p>5 3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Нестерв</text:p>
          </table:table-cell>
          <table:table-cell table:style-name="ce39" office:value-type="currency" office:currency="RUB" office:value="3000" calcext:value-type="currency">
            <text:p>3 000,00 ₽</text:p>
          </table:table-cell>
          <table:table-cell table:style-name="ce39" office:value-type="currency" office:currency="RUB" office:value="1000" calcext:value-type="currency">
            <text:p>1 000,00 ₽</text:p>
          </table:table-cell>
          <table:table-cell table:style-name="ce39" table:formula="of:=[.B3]+[.C3]" office:value-type="currency" office:currency="RUB" office:value="4000" calcext:value-type="currency">
            <text:p>4 0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Любимов</text:p>
          </table:table-cell>
          <table:table-cell table:style-name="ce39" office:value-type="currency" office:currency="RUB" office:value="5000" calcext:value-type="currency">
            <text:p>5 000,00 ₽</text:p>
          </table:table-cell>
          <table:table-cell table:style-name="ce39" office:value-type="currency" office:currency="RUB" office:value="500" calcext:value-type="currency">
            <text:p>500,00 ₽</text:p>
          </table:table-cell>
          <table:table-cell table:style-name="ce39" table:formula="of:=[.B4]+[.C4]" office:value-type="currency" office:currency="RUB" office:value="5500" calcext:value-type="currency">
            <text:p>5 5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Гаврилов</text:p>
          </table:table-cell>
          <table:table-cell table:style-name="ce39" office:value-type="currency" office:currency="RUB" office:value="4500" calcext:value-type="currency">
            <text:p>4 500,00 ₽</text:p>
          </table:table-cell>
          <table:table-cell table:style-name="ce39" office:value-type="currency" office:currency="RUB" office:value="700" calcext:value-type="currency">
            <text:p>700,00 ₽</text:p>
          </table:table-cell>
          <table:table-cell table:style-name="ce39" table:formula="of:=[.B5]+[.C5]" office:value-type="currency" office:currency="RUB" office:value="5200" calcext:value-type="currency">
            <text:p>5 2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Шимук</text:p>
          </table:table-cell>
          <table:table-cell table:style-name="ce39" office:value-type="currency" office:currency="RUB" office:value="3400" calcext:value-type="currency">
            <text:p>3 400,00 ₽</text:p>
          </table:table-cell>
          <table:table-cell table:style-name="ce39" office:value-type="currency" office:currency="RUB" office:value="500" calcext:value-type="currency">
            <text:p>500,00 ₽</text:p>
          </table:table-cell>
          <table:table-cell table:style-name="ce39" table:formula="of:=[.B6]+[.C6]" office:value-type="currency" office:currency="RUB" office:value="3900" calcext:value-type="currency">
            <text:p>3 9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Антипкина</text:p>
          </table:table-cell>
          <table:table-cell table:style-name="ce39" office:value-type="currency" office:currency="RUB" office:value="3000" calcext:value-type="currency">
            <text:p>3 000,00 ₽</text:p>
          </table:table-cell>
          <table:table-cell table:style-name="ce39" office:value-type="currency" office:currency="RUB" office:value="500" calcext:value-type="currency">
            <text:p>500,00 ₽</text:p>
          </table:table-cell>
          <table:table-cell table:style-name="ce39" table:formula="of:=[.B7]+[.C7]" office:value-type="currency" office:currency="RUB" office:value="3500" calcext:value-type="currency">
            <text:p>3 5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Бородина</text:p>
          </table:table-cell>
          <table:table-cell table:style-name="ce39" office:value-type="currency" office:currency="RUB" office:value="4800" calcext:value-type="currency">
            <text:p>4 800,00 ₽</text:p>
          </table:table-cell>
          <table:table-cell table:style-name="ce39" office:value-type="currency" office:currency="RUB" office:value="500" calcext:value-type="currency">
            <text:p>500,00 ₽</text:p>
          </table:table-cell>
          <table:table-cell table:style-name="ce39" table:formula="of:=[.B8]+[.C8]" office:value-type="currency" office:currency="RUB" office:value="5300" calcext:value-type="currency">
            <text:p>5 3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Жукова</text:p>
          </table:table-cell>
          <table:table-cell table:style-name="ce39" office:value-type="currency" office:currency="RUB" office:value="3000" calcext:value-type="currency">
            <text:p>3 000,00 ₽</text:p>
          </table:table-cell>
          <table:table-cell table:style-name="ce39" office:value-type="currency" office:currency="RUB" office:value="700" calcext:value-type="currency">
            <text:p>700,00 ₽</text:p>
          </table:table-cell>
          <table:table-cell table:style-name="ce39" table:formula="of:=[.B9]+[.C9]" office:value-type="currency" office:currency="RUB" office:value="3700" calcext:value-type="currency">
            <text:p>3 7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Лаптева</text:p>
          </table:table-cell>
          <table:table-cell table:style-name="ce39" office:value-type="currency" office:currency="RUB" office:value="3400" calcext:value-type="currency">
            <text:p>3 400,00 ₽</text:p>
          </table:table-cell>
          <table:table-cell table:style-name="ce39" office:value-type="currency" office:currency="RUB" office:value="500" calcext:value-type="currency">
            <text:p>500,00 ₽</text:p>
          </table:table-cell>
          <table:table-cell table:style-name="ce39" table:formula="of:=[.B10]+[.C10]" office:value-type="currency" office:currency="RUB" office:value="3900" calcext:value-type="currency">
            <text:p>3 9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Фамилия</text:p>
          </table:table-cell>
          <table:table-cell table:style-name="Default" office:value-type="string" calcext:value-type="string">
            <text:p>Стипендия</text:p>
          </table:table-cell>
          <table:table-cell table:style-name="Default" office:value-type="string" calcext:value-type="string">
            <text:p>Надбавка</text:p>
          </table:table-cell>
          <table:table-cell table:style-name="Default" office:value-type="string" calcext:value-type="string">
            <text:p>Сумма к выдаче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Андреев / Стипендия_Октябрь</text:p>
            </table:table-cell>
            <table:table-cell table:formula="of:=[$Стипендия_Октябрь.$B$2]" office:value-type="currency" office:currency="RUB" office:value="4800" calcext:value-type="currency">
              <text:p>4 800,00 ₽</text:p>
            </table:table-cell>
            <table:table-cell table:formula="of:=[$Стипендия_Октябрь.$C$2]" office:value-type="currency" office:currency="RUB" office:value="500" calcext:value-type="currency">
              <text:p>500,00 ₽</text:p>
            </table:table-cell>
            <table:table-cell table:formula="of:=[$Стипендия_Октябрь.$D$2]" office:value-type="currency" office:currency="RUB" office:value="5300" calcext:value-type="currency">
              <text:p>5 3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Андреев / Стипендия_Сентябрь</text:p>
            </table:table-cell>
            <table:table-cell table:formula="of:=[$Стипендия_Сентябрь.$B$2]" office:value-type="currency" office:currency="RUB" office:value="5000" calcext:value-type="currency">
              <text:p>5 000,00 ₽</text:p>
            </table:table-cell>
            <table:table-cell table:formula="of:=[$Стипендия_Сентябрь.$C$2]" office:value-type="currency" office:currency="RUB" office:value="1000" calcext:value-type="currency">
              <text:p>1 000,00 ₽</text:p>
            </table:table-cell>
            <table:table-cell table:formula="of:=[$Стипендия_Сентябрь.$D$2]" office:value-type="currency" office:currency="RUB" office:value="6000" calcext:value-type="currency">
              <text:p>6 0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Андреев</text:p>
          </table:table-cell>
          <table:table-cell table:formula="of:=SUM([.G12:.G13])" office:value-type="currency" office:currency="RUB" office:value="9800" calcext:value-type="currency">
            <text:p>9 800,00 ₽</text:p>
          </table:table-cell>
          <table:table-cell table:formula="of:=SUM([.H12:.H13])" office:value-type="currency" office:currency="RUB" office:value="1500" calcext:value-type="currency">
            <text:p>1 500,00 ₽</text:p>
          </table:table-cell>
          <table:table-cell table:formula="of:=SUM([.I12:.I13])" office:value-type="currency" office:currency="RUB" office:value="11300" calcext:value-type="currency">
            <text:p>11 3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Нестерв / Стипендия_Октябрь</text:p>
            </table:table-cell>
            <table:table-cell table:formula="of:=[$Стипендия_Октябрь.$B$3]" office:value-type="currency" office:currency="RUB" office:value="3000" calcext:value-type="currency">
              <text:p>3 000,00 ₽</text:p>
            </table:table-cell>
            <table:table-cell table:formula="of:=[$Стипендия_Октябрь.$C$3]" office:value-type="currency" office:currency="RUB" office:value="1000" calcext:value-type="currency">
              <text:p>1 000,00 ₽</text:p>
            </table:table-cell>
            <table:table-cell table:formula="of:=[$Стипендия_Октябрь.$D$3]" office:value-type="currency" office:currency="RUB" office:value="4000" calcext:value-type="currency">
              <text:p>4 0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Нестерв / Стипендия_Сентябрь</text:p>
            </table:table-cell>
            <table:table-cell table:formula="of:=[$Стипендия_Сентябрь.$B$3]" office:value-type="currency" office:currency="RUB" office:value="4500" calcext:value-type="currency">
              <text:p>4 500,00 ₽</text:p>
            </table:table-cell>
            <table:table-cell table:formula="of:=[$Стипендия_Сентябрь.$C$3]" office:value-type="currency" office:currency="RUB" office:value="500" calcext:value-type="currency">
              <text:p>500,00 ₽</text:p>
            </table:table-cell>
            <table:table-cell table:formula="of:=[$Стипендия_Сентябрь.$D$3]" office:value-type="currency" office:currency="RUB" office:value="5000" calcext:value-type="currency">
              <text:p>5 0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Нестерв</text:p>
          </table:table-cell>
          <table:table-cell table:formula="of:=SUM([.G15:.G16])" office:value-type="currency" office:currency="RUB" office:value="7500" calcext:value-type="currency">
            <text:p>7 500,00 ₽</text:p>
          </table:table-cell>
          <table:table-cell table:formula="of:=SUM([.H15:.H16])" office:value-type="currency" office:currency="RUB" office:value="1500" calcext:value-type="currency">
            <text:p>1 500,00 ₽</text:p>
          </table:table-cell>
          <table:table-cell table:formula="of:=SUM([.I15:.I16])" office:value-type="currency" office:currency="RUB" office:value="9000" calcext:value-type="currency">
            <text:p>9 0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Любимов / Стипендия_Октябрь</text:p>
            </table:table-cell>
            <table:table-cell table:formula="of:=[$Стипендия_Октябрь.$B$4]" office:value-type="currency" office:currency="RUB" office:value="5000" calcext:value-type="currency">
              <text:p>5 000,00 ₽</text:p>
            </table:table-cell>
            <table:table-cell table:formula="of:=[$Стипендия_Октябрь.$C$4]" office:value-type="currency" office:currency="RUB" office:value="500" calcext:value-type="currency">
              <text:p>500,00 ₽</text:p>
            </table:table-cell>
            <table:table-cell table:formula="of:=[$Стипендия_Октябрь.$D$4]" office:value-type="currency" office:currency="RUB" office:value="5500" calcext:value-type="currency">
              <text:p>5 5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Любимов / Стипендия_Сентябрь</text:p>
            </table:table-cell>
            <table:table-cell table:formula="of:=[$Стипендия_Сентябрь.$B$4]" office:value-type="currency" office:currency="RUB" office:value="3000" calcext:value-type="currency">
              <text:p>3 000,00 ₽</text:p>
            </table:table-cell>
            <table:table-cell table:formula="of:=[$Стипендия_Сентябрь.$C$4]" office:value-type="currency" office:currency="RUB" office:value="1000" calcext:value-type="currency">
              <text:p>1 000,00 ₽</text:p>
            </table:table-cell>
            <table:table-cell table:formula="of:=[$Стипендия_Сентябрь.$D$4]" office:value-type="currency" office:currency="RUB" office:value="4000" calcext:value-type="currency">
              <text:p>4 0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Любимов</text:p>
          </table:table-cell>
          <table:table-cell table:formula="of:=SUM([.G18:.G19])" office:value-type="currency" office:currency="RUB" office:value="8000" calcext:value-type="currency">
            <text:p>8 000,00 ₽</text:p>
          </table:table-cell>
          <table:table-cell table:formula="of:=SUM([.H18:.H19])" office:value-type="currency" office:currency="RUB" office:value="1500" calcext:value-type="currency">
            <text:p>1 500,00 ₽</text:p>
          </table:table-cell>
          <table:table-cell table:formula="of:=SUM([.I18:.I19])" office:value-type="currency" office:currency="RUB" office:value="9500" calcext:value-type="currency">
            <text:p>9 5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Гаврилов / Стипендия_Октябрь</text:p>
            </table:table-cell>
            <table:table-cell table:formula="of:=[$Стипендия_Октябрь.$B$5]" office:value-type="currency" office:currency="RUB" office:value="4500" calcext:value-type="currency">
              <text:p>4 500,00 ₽</text:p>
            </table:table-cell>
            <table:table-cell table:formula="of:=[$Стипендия_Октябрь.$C$5]" office:value-type="currency" office:currency="RUB" office:value="700" calcext:value-type="currency">
              <text:p>700,00 ₽</text:p>
            </table:table-cell>
            <table:table-cell table:formula="of:=[$Стипендия_Октябрь.$D$5]" office:value-type="currency" office:currency="RUB" office:value="5200" calcext:value-type="currency">
              <text:p>5 2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Гаврилов / Стипендия_Сентябрь</text:p>
            </table:table-cell>
            <table:table-cell table:formula="of:=[$Стипендия_Сентябрь.$B$5]" office:value-type="currency" office:currency="RUB" office:value="4800" calcext:value-type="currency">
              <text:p>4 800,00 ₽</text:p>
            </table:table-cell>
            <table:table-cell table:formula="of:=[$Стипендия_Сентябрь.$C$5]" office:value-type="currency" office:currency="RUB" office:value="500" calcext:value-type="currency">
              <text:p>500,00 ₽</text:p>
            </table:table-cell>
            <table:table-cell table:formula="of:=[$Стипендия_Сентябрь.$D$5]" office:value-type="currency" office:currency="RUB" office:value="5300" calcext:value-type="currency">
              <text:p>5 3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Гаврилов</text:p>
          </table:table-cell>
          <table:table-cell table:formula="of:=SUM([.G21:.G22])" office:value-type="currency" office:currency="RUB" office:value="9300" calcext:value-type="currency">
            <text:p>9 300,00 ₽</text:p>
          </table:table-cell>
          <table:table-cell table:formula="of:=SUM([.H21:.H22])" office:value-type="currency" office:currency="RUB" office:value="1200" calcext:value-type="currency">
            <text:p>1 200,00 ₽</text:p>
          </table:table-cell>
          <table:table-cell table:formula="of:=SUM([.I21:.I22])" office:value-type="currency" office:currency="RUB" office:value="10500" calcext:value-type="currency">
            <text:p>10 5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Шимук / Стипендия_Октябрь</text:p>
            </table:table-cell>
            <table:table-cell table:formula="of:=[$Стипендия_Октябрь.$B$6]" office:value-type="currency" office:currency="RUB" office:value="3400" calcext:value-type="currency">
              <text:p>3 400,00 ₽</text:p>
            </table:table-cell>
            <table:table-cell table:formula="of:=[$Стипендия_Октябрь.$C$6]" office:value-type="currency" office:currency="RUB" office:value="500" calcext:value-type="currency">
              <text:p>500,00 ₽</text:p>
            </table:table-cell>
            <table:table-cell table:formula="of:=[$Стипендия_Октябрь.$D$6]" office:value-type="currency" office:currency="RUB" office:value="3900" calcext:value-type="currency">
              <text:p>3 9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Шимук / Стипендия_Сентябрь</text:p>
            </table:table-cell>
            <table:table-cell table:formula="of:=[$Стипендия_Сентябрь.$B$6]" office:value-type="currency" office:currency="RUB" office:value="4800" calcext:value-type="currency">
              <text:p>4 800,00 ₽</text:p>
            </table:table-cell>
            <table:table-cell table:formula="of:=[$Стипендия_Сентябрь.$C$6]" office:value-type="currency" office:currency="RUB" office:value="1000" calcext:value-type="currency">
              <text:p>1 000,00 ₽</text:p>
            </table:table-cell>
            <table:table-cell table:formula="of:=[$Стипендия_Сентябрь.$D$6]" office:value-type="currency" office:currency="RUB" office:value="5800" calcext:value-type="currency">
              <text:p>5 8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Шимук</text:p>
          </table:table-cell>
          <table:table-cell table:formula="of:=SUM([.G24:.G25])" office:value-type="currency" office:currency="RUB" office:value="8200" calcext:value-type="currency">
            <text:p>8 200,00 ₽</text:p>
          </table:table-cell>
          <table:table-cell table:formula="of:=SUM([.H24:.H25])" office:value-type="currency" office:currency="RUB" office:value="1500" calcext:value-type="currency">
            <text:p>1 500,00 ₽</text:p>
          </table:table-cell>
          <table:table-cell table:formula="of:=SUM([.I24:.I25])" office:value-type="currency" office:currency="RUB" office:value="9700" calcext:value-type="currency">
            <text:p>9 7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Антипкина / Стипендия_Октябрь</text:p>
            </table:table-cell>
            <table:table-cell table:formula="of:=[$Стипендия_Октябрь.$B$7]" office:value-type="currency" office:currency="RUB" office:value="3000" calcext:value-type="currency">
              <text:p>3 000,00 ₽</text:p>
            </table:table-cell>
            <table:table-cell table:formula="of:=[$Стипендия_Октябрь.$C$7]" office:value-type="currency" office:currency="RUB" office:value="500" calcext:value-type="currency">
              <text:p>500,00 ₽</text:p>
            </table:table-cell>
            <table:table-cell table:formula="of:=[$Стипендия_Октябрь.$D$7]" office:value-type="currency" office:currency="RUB" office:value="3500" calcext:value-type="currency">
              <text:p>3 5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Антипкина / Стипендия_Сентябрь</text:p>
            </table:table-cell>
            <table:table-cell table:formula="of:=[$Стипендия_Сентябрь.$B$7]" office:value-type="currency" office:currency="RUB" office:value="5000" calcext:value-type="currency">
              <text:p>5 000,00 ₽</text:p>
            </table:table-cell>
            <table:table-cell table:formula="of:=[$Стипендия_Сентябрь.$C$7]" office:value-type="currency" office:currency="RUB" office:value="700" calcext:value-type="currency">
              <text:p>700,00 ₽</text:p>
            </table:table-cell>
            <table:table-cell table:formula="of:=[$Стипендия_Сентябрь.$D$7]" office:value-type="currency" office:currency="RUB" office:value="5700" calcext:value-type="currency">
              <text:p>5 7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Антипкина</text:p>
          </table:table-cell>
          <table:table-cell table:formula="of:=SUM([.G27:.G28])" office:value-type="currency" office:currency="RUB" office:value="8000" calcext:value-type="currency">
            <text:p>8 000,00 ₽</text:p>
          </table:table-cell>
          <table:table-cell table:formula="of:=SUM([.H27:.H28])" office:value-type="currency" office:currency="RUB" office:value="1200" calcext:value-type="currency">
            <text:p>1 200,00 ₽</text:p>
          </table:table-cell>
          <table:table-cell table:formula="of:=SUM([.I27:.I28])" office:value-type="currency" office:currency="RUB" office:value="9200" calcext:value-type="currency">
            <text:p>9 2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Бородина / Стипендия_Октябрь</text:p>
            </table:table-cell>
            <table:table-cell table:formula="of:=[$Стипендия_Октябрь.$B$8]" office:value-type="currency" office:currency="RUB" office:value="4800" calcext:value-type="currency">
              <text:p>4 800,00 ₽</text:p>
            </table:table-cell>
            <table:table-cell table:formula="of:=[$Стипендия_Октябрь.$C$8]" office:value-type="currency" office:currency="RUB" office:value="500" calcext:value-type="currency">
              <text:p>500,00 ₽</text:p>
            </table:table-cell>
            <table:table-cell table:formula="of:=[$Стипендия_Октябрь.$D$8]" office:value-type="currency" office:currency="RUB" office:value="5300" calcext:value-type="currency">
              <text:p>5 3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Бородина / Стипендия_Сентябрь</text:p>
            </table:table-cell>
            <table:table-cell table:formula="of:=[$Стипендия_Сентябрь.$B$8]" office:value-type="currency" office:currency="RUB" office:value="4500" calcext:value-type="currency">
              <text:p>4 500,00 ₽</text:p>
            </table:table-cell>
            <table:table-cell table:formula="of:=[$Стипендия_Сентябрь.$C$8]" office:value-type="currency" office:currency="RUB" office:value="700" calcext:value-type="currency">
              <text:p>700,00 ₽</text:p>
            </table:table-cell>
            <table:table-cell table:formula="of:=[$Стипендия_Сентябрь.$D$8]" office:value-type="currency" office:currency="RUB" office:value="5200" calcext:value-type="currency">
              <text:p>5 2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Бородина</text:p>
          </table:table-cell>
          <table:table-cell table:formula="of:=SUM([.G30:.G31])" office:value-type="currency" office:currency="RUB" office:value="9300" calcext:value-type="currency">
            <text:p>9 300,00 ₽</text:p>
          </table:table-cell>
          <table:table-cell table:formula="of:=SUM([.H30:.H31])" office:value-type="currency" office:currency="RUB" office:value="1200" calcext:value-type="currency">
            <text:p>1 200,00 ₽</text:p>
          </table:table-cell>
          <table:table-cell table:formula="of:=SUM([.I30:.I31])" office:value-type="currency" office:currency="RUB" office:value="10500" calcext:value-type="currency">
            <text:p>10 5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Жукова / Стипендия_Октябрь</text:p>
            </table:table-cell>
            <table:table-cell table:formula="of:=[$Стипендия_Октябрь.$B$9]" office:value-type="currency" office:currency="RUB" office:value="3000" calcext:value-type="currency">
              <text:p>3 000,00 ₽</text:p>
            </table:table-cell>
            <table:table-cell table:formula="of:=[$Стипендия_Октябрь.$C$9]" office:value-type="currency" office:currency="RUB" office:value="700" calcext:value-type="currency">
              <text:p>700,00 ₽</text:p>
            </table:table-cell>
            <table:table-cell table:formula="of:=[$Стипендия_Октябрь.$D$9]" office:value-type="currency" office:currency="RUB" office:value="3700" calcext:value-type="currency">
              <text:p>3 7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Жукова / Стипендия_Сентябрь</text:p>
            </table:table-cell>
            <table:table-cell table:formula="of:=[$Стипендия_Сентябрь.$B$9]" office:value-type="currency" office:currency="RUB" office:value="3400" calcext:value-type="currency">
              <text:p>3 400,00 ₽</text:p>
            </table:table-cell>
            <table:table-cell table:formula="of:=[$Стипендия_Сентябрь.$C$9]" office:value-type="currency" office:currency="RUB" office:value="700" calcext:value-type="currency">
              <text:p>700,00 ₽</text:p>
            </table:table-cell>
            <table:table-cell table:formula="of:=[$Стипендия_Сентябрь.$D$9]" office:value-type="currency" office:currency="RUB" office:value="4100" calcext:value-type="currency">
              <text:p>4 1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Жукова</text:p>
          </table:table-cell>
          <table:table-cell table:formula="of:=SUM([.G33:.G34])" office:value-type="currency" office:currency="RUB" office:value="6400" calcext:value-type="currency">
            <text:p>6 400,00 ₽</text:p>
          </table:table-cell>
          <table:table-cell table:formula="of:=SUM([.H33:.H34])" office:value-type="currency" office:currency="RUB" office:value="1400" calcext:value-type="currency">
            <text:p>1 400,00 ₽</text:p>
          </table:table-cell>
          <table:table-cell table:formula="of:=SUM([.I33:.I34])" office:value-type="currency" office:currency="RUB" office:value="7800" calcext:value-type="currency">
            <text:p>7 8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Лаптева / Стипендия_Октябрь</text:p>
            </table:table-cell>
            <table:table-cell table:formula="of:=[$Стипендия_Октябрь.$B$10]" office:value-type="currency" office:currency="RUB" office:value="3400" calcext:value-type="currency">
              <text:p>3 400,00 ₽</text:p>
            </table:table-cell>
            <table:table-cell table:formula="of:=[$Стипендия_Октябрь.$C$10]" office:value-type="currency" office:currency="RUB" office:value="500" calcext:value-type="currency">
              <text:p>500,00 ₽</text:p>
            </table:table-cell>
            <table:table-cell table:formula="of:=[$Стипендия_Октябрь.$D$10]" office:value-type="currency" office:currency="RUB" office:value="3900" calcext:value-type="currency">
              <text:p>3 9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Лаптева / Стипендия_Сентябрь</text:p>
            </table:table-cell>
            <table:table-cell table:formula="of:=[$Стипендия_Сентябрь.$B$10]" office:value-type="currency" office:currency="RUB" office:value="3400" calcext:value-type="currency">
              <text:p>3 400,00 ₽</text:p>
            </table:table-cell>
            <table:table-cell table:formula="of:=[$Стипендия_Сентябрь.$C$10]" office:value-type="currency" office:currency="RUB" office:value="1000" calcext:value-type="currency">
              <text:p>1 000,00 ₽</text:p>
            </table:table-cell>
            <table:table-cell table:formula="of:=[$Стипендия_Сентябрь.$D$10]" office:value-type="currency" office:currency="RUB" office:value="4400" calcext:value-type="currency">
              <text:p>4 4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Лаптева</text:p>
          </table:table-cell>
          <table:table-cell table:formula="of:=SUM([.G36:.G37])" office:value-type="currency" office:currency="RUB" office:value="6800" calcext:value-type="currency">
            <text:p>6 800,00 ₽</text:p>
          </table:table-cell>
          <table:table-cell table:formula="of:=SUM([.H36:.H37])" office:value-type="currency" office:currency="RUB" office:value="1500" calcext:value-type="currency">
            <text:p>1 500,00 ₽</text:p>
          </table:table-cell>
          <table:table-cell table:formula="of:=SUM([.I36:.I37])" office:value-type="currency" office:currency="RUB" office:value="8300" calcext:value-type="currency">
            <text:p>8 300,00 ₽</text:p>
          </table:table-cell>
        </table:table-row>
      </table:table>
      <table:table table:name="Стипендия_Ноябрь" table:style-name="ta1">
        <table:table-column table:style-name="co1" table:number-columns-repeated="6" table:default-cell-style-name="Default"/>
        <table:table-column table:style-name="co1" table:number-columns-repeated="3" table:default-cell-style-name="ce39"/>
        <table:table-row table:style-name="ro1">
          <table:table-cell table:style-name="ce1" office:value-type="string" calcext:value-type="string">
            <text:p>Фамилия</text:p>
          </table:table-cell>
          <table:table-cell office:value-type="string" calcext:value-type="string">
            <text:p>Стипендия</text:p>
          </table:table-cell>
          <table:table-cell office:value-type="string" calcext:value-type="string">
            <text:p>Надбавка</text:p>
          </table:table-cell>
          <table:table-cell office:value-type="string" calcext:value-type="string">
            <text:p>Сумма к выдаче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Андреев</text:p>
          </table:table-cell>
          <table:table-cell table:style-name="ce39" office:value-type="currency" office:currency="RUB" office:value="4800" calcext:value-type="currency">
            <text:p>4 800,00 ₽</text:p>
          </table:table-cell>
          <table:table-cell table:style-name="ce39" office:value-type="currency" office:currency="RUB" office:value="700" calcext:value-type="currency">
            <text:p>700,00 ₽</text:p>
          </table:table-cell>
          <table:table-cell table:style-name="ce39" table:formula="of:=[.B2]+[.C2]" office:value-type="currency" office:currency="RUB" office:value="5500" calcext:value-type="currency">
            <text:p>5 5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Нестерв</text:p>
          </table:table-cell>
          <table:table-cell table:style-name="ce39" office:value-type="currency" office:currency="RUB" office:value="3000" calcext:value-type="currency">
            <text:p>3 000,00 ₽</text:p>
          </table:table-cell>
          <table:table-cell table:style-name="ce39" office:value-type="currency" office:currency="RUB" office:value="1000" calcext:value-type="currency">
            <text:p>1 000,00 ₽</text:p>
          </table:table-cell>
          <table:table-cell table:style-name="ce39" table:formula="of:=[.B3]+[.C3]" office:value-type="currency" office:currency="RUB" office:value="4000" calcext:value-type="currency">
            <text:p>4 0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Любимов</text:p>
          </table:table-cell>
          <table:table-cell table:style-name="ce39" office:value-type="currency" office:currency="RUB" office:value="5000" calcext:value-type="currency">
            <text:p>5 000,00 ₽</text:p>
          </table:table-cell>
          <table:table-cell table:style-name="ce39" office:value-type="currency" office:currency="RUB" office:value="700" calcext:value-type="currency">
            <text:p>700,00 ₽</text:p>
          </table:table-cell>
          <table:table-cell table:style-name="ce39" table:formula="of:=[.B4]+[.C4]" office:value-type="currency" office:currency="RUB" office:value="5700" calcext:value-type="currency">
            <text:p>5 7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Гаврилов</text:p>
          </table:table-cell>
          <table:table-cell table:style-name="ce39" office:value-type="currency" office:currency="RUB" office:value="4500" calcext:value-type="currency">
            <text:p>4 500,00 ₽</text:p>
          </table:table-cell>
          <table:table-cell table:style-name="ce39" office:value-type="currency" office:currency="RUB" office:value="500" calcext:value-type="currency">
            <text:p>500,00 ₽</text:p>
          </table:table-cell>
          <table:table-cell table:style-name="ce39" table:formula="of:=[.B5]+[.C5]" office:value-type="currency" office:currency="RUB" office:value="5000" calcext:value-type="currency">
            <text:p>5 0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Шимук</text:p>
          </table:table-cell>
          <table:table-cell table:style-name="ce39" office:value-type="currency" office:currency="RUB" office:value="3400" calcext:value-type="currency">
            <text:p>3 400,00 ₽</text:p>
          </table:table-cell>
          <table:table-cell table:style-name="ce39" office:value-type="currency" office:currency="RUB" office:value="1000" calcext:value-type="currency">
            <text:p>1 000,00 ₽</text:p>
          </table:table-cell>
          <table:table-cell table:style-name="ce39" table:formula="of:=[.B6]+[.C6]" office:value-type="currency" office:currency="RUB" office:value="4400" calcext:value-type="currency">
            <text:p>4 4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Антипкина</text:p>
          </table:table-cell>
          <table:table-cell table:style-name="ce39" office:value-type="currency" office:currency="RUB" office:value="3000" calcext:value-type="currency">
            <text:p>3 000,00 ₽</text:p>
          </table:table-cell>
          <table:table-cell table:style-name="ce39" office:value-type="currency" office:currency="RUB" office:value="1000" calcext:value-type="currency">
            <text:p>1 000,00 ₽</text:p>
          </table:table-cell>
          <table:table-cell table:style-name="ce39" table:formula="of:=[.B7]+[.C7]" office:value-type="currency" office:currency="RUB" office:value="4000" calcext:value-type="currency">
            <text:p>4 0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Бородина</text:p>
          </table:table-cell>
          <table:table-cell table:style-name="ce39" office:value-type="currency" office:currency="RUB" office:value="4800" calcext:value-type="currency">
            <text:p>4 800,00 ₽</text:p>
          </table:table-cell>
          <table:table-cell table:style-name="ce39" office:value-type="currency" office:currency="RUB" office:value="500" calcext:value-type="currency">
            <text:p>500,00 ₽</text:p>
          </table:table-cell>
          <table:table-cell table:style-name="ce39" table:formula="of:=[.B8]+[.C8]" office:value-type="currency" office:currency="RUB" office:value="5300" calcext:value-type="currency">
            <text:p>5 3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Жукова</text:p>
          </table:table-cell>
          <table:table-cell table:style-name="ce39" office:value-type="currency" office:currency="RUB" office:value="3000" calcext:value-type="currency">
            <text:p>3 000,00 ₽</text:p>
          </table:table-cell>
          <table:table-cell table:style-name="ce39" office:value-type="currency" office:currency="RUB" office:value="700" calcext:value-type="currency">
            <text:p>700,00 ₽</text:p>
          </table:table-cell>
          <table:table-cell table:style-name="ce39" table:formula="of:=[.B9]+[.C9]" office:value-type="currency" office:currency="RUB" office:value="3700" calcext:value-type="currency">
            <text:p>3 7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Лаптева</text:p>
          </table:table-cell>
          <table:table-cell table:style-name="ce39" office:value-type="currency" office:currency="RUB" office:value="3400" calcext:value-type="currency">
            <text:p>3 400,00 ₽</text:p>
          </table:table-cell>
          <table:table-cell table:style-name="ce39" office:value-type="currency" office:currency="RUB" office:value="500" calcext:value-type="currency">
            <text:p>500,00 ₽</text:p>
          </table:table-cell>
          <table:table-cell table:style-name="ce39" table:formula="of:=[.B10]+[.C10]" office:value-type="currency" office:currency="RUB" office:value="3900" calcext:value-type="currency">
            <text:p>3 9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Блаженов</text:p>
          </table:table-cell>
          <table:table-cell table:style-name="ce39" office:value-type="currency" office:currency="RUB" office:value="5000" calcext:value-type="currency">
            <text:p>5 000,00 ₽</text:p>
          </table:table-cell>
          <table:table-cell table:style-name="ce39" office:value-type="currency" office:currency="RUB" office:value="1000" calcext:value-type="currency">
            <text:p>1 000,00 ₽</text:p>
          </table:table-cell>
          <table:table-cell table:style-name="ce39" table:formula="of:=[.B11]+[.C11]" office:value-type="currency" office:currency="RUB" office:value="6000" calcext:value-type="currency">
            <text:p>6 0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Крючков</text:p>
          </table:table-cell>
          <table:table-cell table:style-name="ce39" office:value-type="currency" office:currency="RUB" office:value="3400" calcext:value-type="currency">
            <text:p>3 400,00 ₽</text:p>
          </table:table-cell>
          <table:table-cell table:style-name="ce39" office:value-type="currency" office:currency="RUB" office:value="700" calcext:value-type="currency">
            <text:p>700,00 ₽</text:p>
          </table:table-cell>
          <table:table-cell table:style-name="ce39" table:formula="of:=[.B12]+[.C12]" office:value-type="currency" office:currency="RUB" office:value="4100" calcext:value-type="currency">
            <text:p>4 100,00 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Фамилия</text:p>
          </table:table-cell>
          <table:table-cell table:style-name="Default" office:value-type="string" calcext:value-type="string">
            <text:p>Стипендия</text:p>
          </table:table-cell>
          <table:table-cell table:style-name="Default" office:value-type="string" calcext:value-type="string">
            <text:p>Надбавка</text:p>
          </table:table-cell>
          <table:table-cell table:style-name="Default" office:value-type="string" calcext:value-type="string">
            <text:p>Сумма к выдаче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Андреев / Стипендия_Октябрь</text:p>
            </table:table-cell>
            <table:table-cell table:formula="of:=[$Стипендия_Октябрь.$B$2]" office:value-type="currency" office:currency="RUB" office:value="4800" calcext:value-type="currency">
              <text:p>4 800,00 ₽</text:p>
            </table:table-cell>
            <table:table-cell table:formula="of:=[$Стипендия_Октябрь.$C$2]" office:value-type="currency" office:currency="RUB" office:value="500" calcext:value-type="currency">
              <text:p>500,00 ₽</text:p>
            </table:table-cell>
            <table:table-cell table:formula="of:=[$Стипендия_Октябрь.$D$2]" office:value-type="currency" office:currency="RUB" office:value="5300" calcext:value-type="currency">
              <text:p>5 3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Андреев / Стипендия_Сентябрь</text:p>
            </table:table-cell>
            <table:table-cell table:formula="of:=[$Стипендия_Сентябрь.$B$2]" office:value-type="currency" office:currency="RUB" office:value="5000" calcext:value-type="currency">
              <text:p>5 000,00 ₽</text:p>
            </table:table-cell>
            <table:table-cell table:formula="of:=[$Стипендия_Сентябрь.$C$2]" office:value-type="currency" office:currency="RUB" office:value="1000" calcext:value-type="currency">
              <text:p>1 000,00 ₽</text:p>
            </table:table-cell>
            <table:table-cell table:formula="of:=[$Стипендия_Сентябрь.$D$2]" office:value-type="currency" office:currency="RUB" office:value="6000" calcext:value-type="currency">
              <text:p>6 0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Андреев / Стипендия_Ноябрь</text:p>
            </table:table-cell>
            <table:table-cell table:formula="of:=[$Стипендия_Ноябрь.$B$2]" office:value-type="currency" office:currency="RUB" office:value="4800" calcext:value-type="currency">
              <text:p>4 800,00 ₽</text:p>
            </table:table-cell>
            <table:table-cell table:formula="of:=[$Стипендия_Ноябрь.$C$2]" office:value-type="currency" office:currency="RUB" office:value="700" calcext:value-type="currency">
              <text:p>700,00 ₽</text:p>
            </table:table-cell>
            <table:table-cell table:formula="of:=[$Стипендия_Ноябрь.$D$2]" office:value-type="currency" office:currency="RUB" office:value="5500" calcext:value-type="currency">
              <text:p>5 5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Андреев</text:p>
          </table:table-cell>
          <table:table-cell table:formula="of:=SUM([.G15:.G17])" office:value-type="currency" office:currency="RUB" office:value="14600" calcext:value-type="currency">
            <text:p>14 600,00 ₽</text:p>
          </table:table-cell>
          <table:table-cell table:formula="of:=SUM([.H15:.H17])" office:value-type="currency" office:currency="RUB" office:value="2200" calcext:value-type="currency">
            <text:p>2 200,00 ₽</text:p>
          </table:table-cell>
          <table:table-cell table:formula="of:=SUM([.I15:.I17])" office:value-type="currency" office:currency="RUB" office:value="16800" calcext:value-type="currency">
            <text:p>16 8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Нестерв / Стипендия_Октябрь</text:p>
            </table:table-cell>
            <table:table-cell table:formula="of:=[$Стипендия_Октябрь.$B$3]" office:value-type="currency" office:currency="RUB" office:value="3000" calcext:value-type="currency">
              <text:p>3 000,00 ₽</text:p>
            </table:table-cell>
            <table:table-cell table:formula="of:=[$Стипендия_Октябрь.$C$3]" office:value-type="currency" office:currency="RUB" office:value="1000" calcext:value-type="currency">
              <text:p>1 000,00 ₽</text:p>
            </table:table-cell>
            <table:table-cell table:formula="of:=[$Стипендия_Октябрь.$D$3]" office:value-type="currency" office:currency="RUB" office:value="4000" calcext:value-type="currency">
              <text:p>4 0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Нестерв / Стипендия_Сентябрь</text:p>
            </table:table-cell>
            <table:table-cell table:formula="of:=[$Стипендия_Сентябрь.$B$3]" office:value-type="currency" office:currency="RUB" office:value="4500" calcext:value-type="currency">
              <text:p>4 500,00 ₽</text:p>
            </table:table-cell>
            <table:table-cell table:formula="of:=[$Стипендия_Сентябрь.$C$3]" office:value-type="currency" office:currency="RUB" office:value="500" calcext:value-type="currency">
              <text:p>500,00 ₽</text:p>
            </table:table-cell>
            <table:table-cell table:formula="of:=[$Стипендия_Сентябрь.$D$3]" office:value-type="currency" office:currency="RUB" office:value="5000" calcext:value-type="currency">
              <text:p>5 0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Нестерв / Стипендия_Ноябрь</text:p>
            </table:table-cell>
            <table:table-cell table:formula="of:=[$Стипендия_Ноябрь.$B$3]" office:value-type="currency" office:currency="RUB" office:value="3000" calcext:value-type="currency">
              <text:p>3 000,00 ₽</text:p>
            </table:table-cell>
            <table:table-cell table:formula="of:=[$Стипендия_Ноябрь.$C$3]" office:value-type="currency" office:currency="RUB" office:value="1000" calcext:value-type="currency">
              <text:p>1 000,00 ₽</text:p>
            </table:table-cell>
            <table:table-cell table:formula="of:=[$Стипендия_Ноябрь.$D$3]" office:value-type="currency" office:currency="RUB" office:value="4000" calcext:value-type="currency">
              <text:p>4 0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Нестерв</text:p>
          </table:table-cell>
          <table:table-cell table:formula="of:=SUM([.G19:.G21])" office:value-type="currency" office:currency="RUB" office:value="10500" calcext:value-type="currency">
            <text:p>10 500,00 ₽</text:p>
          </table:table-cell>
          <table:table-cell table:formula="of:=SUM([.H19:.H21])" office:value-type="currency" office:currency="RUB" office:value="2500" calcext:value-type="currency">
            <text:p>2 500,00 ₽</text:p>
          </table:table-cell>
          <table:table-cell table:formula="of:=SUM([.I19:.I21])" office:value-type="currency" office:currency="RUB" office:value="13000" calcext:value-type="currency">
            <text:p>13 0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Любимов / Стипендия_Октябрь</text:p>
            </table:table-cell>
            <table:table-cell table:formula="of:=[$Стипендия_Октябрь.$B$4]" office:value-type="currency" office:currency="RUB" office:value="5000" calcext:value-type="currency">
              <text:p>5 000,00 ₽</text:p>
            </table:table-cell>
            <table:table-cell table:formula="of:=[$Стипендия_Октябрь.$C$4]" office:value-type="currency" office:currency="RUB" office:value="500" calcext:value-type="currency">
              <text:p>500,00 ₽</text:p>
            </table:table-cell>
            <table:table-cell table:formula="of:=[$Стипендия_Октябрь.$D$4]" office:value-type="currency" office:currency="RUB" office:value="5500" calcext:value-type="currency">
              <text:p>5 5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Любимов / Стипендия_Сентябрь</text:p>
            </table:table-cell>
            <table:table-cell table:formula="of:=[$Стипендия_Сентябрь.$B$4]" office:value-type="currency" office:currency="RUB" office:value="3000" calcext:value-type="currency">
              <text:p>3 000,00 ₽</text:p>
            </table:table-cell>
            <table:table-cell table:formula="of:=[$Стипендия_Сентябрь.$C$4]" office:value-type="currency" office:currency="RUB" office:value="1000" calcext:value-type="currency">
              <text:p>1 000,00 ₽</text:p>
            </table:table-cell>
            <table:table-cell table:formula="of:=[$Стипендия_Сентябрь.$D$4]" office:value-type="currency" office:currency="RUB" office:value="4000" calcext:value-type="currency">
              <text:p>4 0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Любимов / Стипендия_Ноябрь</text:p>
            </table:table-cell>
            <table:table-cell table:formula="of:=[$Стипендия_Ноябрь.$B$4]" office:value-type="currency" office:currency="RUB" office:value="5000" calcext:value-type="currency">
              <text:p>5 000,00 ₽</text:p>
            </table:table-cell>
            <table:table-cell table:formula="of:=[$Стипендия_Ноябрь.$C$4]" office:value-type="currency" office:currency="RUB" office:value="700" calcext:value-type="currency">
              <text:p>700,00 ₽</text:p>
            </table:table-cell>
            <table:table-cell table:formula="of:=[$Стипендия_Ноябрь.$D$4]" office:value-type="currency" office:currency="RUB" office:value="5700" calcext:value-type="currency">
              <text:p>5 7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Любимов</text:p>
          </table:table-cell>
          <table:table-cell table:formula="of:=SUM([.G23:.G25])" office:value-type="currency" office:currency="RUB" office:value="13000" calcext:value-type="currency">
            <text:p>13 000,00 ₽</text:p>
          </table:table-cell>
          <table:table-cell table:formula="of:=SUM([.H23:.H25])" office:value-type="currency" office:currency="RUB" office:value="2200" calcext:value-type="currency">
            <text:p>2 200,00 ₽</text:p>
          </table:table-cell>
          <table:table-cell table:formula="of:=SUM([.I23:.I25])" office:value-type="currency" office:currency="RUB" office:value="15200" calcext:value-type="currency">
            <text:p>15 2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Гаврилов / Стипендия_Октябрь</text:p>
            </table:table-cell>
            <table:table-cell table:formula="of:=[$Стипендия_Октябрь.$B$5]" office:value-type="currency" office:currency="RUB" office:value="4500" calcext:value-type="currency">
              <text:p>4 500,00 ₽</text:p>
            </table:table-cell>
            <table:table-cell table:formula="of:=[$Стипендия_Октябрь.$C$5]" office:value-type="currency" office:currency="RUB" office:value="700" calcext:value-type="currency">
              <text:p>700,00 ₽</text:p>
            </table:table-cell>
            <table:table-cell table:formula="of:=[$Стипендия_Октябрь.$D$5]" office:value-type="currency" office:currency="RUB" office:value="5200" calcext:value-type="currency">
              <text:p>5 2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Гаврилов / Стипендия_Сентябрь</text:p>
            </table:table-cell>
            <table:table-cell table:formula="of:=[$Стипендия_Сентябрь.$B$5]" office:value-type="currency" office:currency="RUB" office:value="4800" calcext:value-type="currency">
              <text:p>4 800,00 ₽</text:p>
            </table:table-cell>
            <table:table-cell table:formula="of:=[$Стипендия_Сентябрь.$C$5]" office:value-type="currency" office:currency="RUB" office:value="500" calcext:value-type="currency">
              <text:p>500,00 ₽</text:p>
            </table:table-cell>
            <table:table-cell table:formula="of:=[$Стипендия_Сентябрь.$D$5]" office:value-type="currency" office:currency="RUB" office:value="5300" calcext:value-type="currency">
              <text:p>5 3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Гаврилов / Стипендия_Ноябрь</text:p>
            </table:table-cell>
            <table:table-cell table:formula="of:=[$Стипендия_Ноябрь.$B$5]" office:value-type="currency" office:currency="RUB" office:value="4500" calcext:value-type="currency">
              <text:p>4 500,00 ₽</text:p>
            </table:table-cell>
            <table:table-cell table:formula="of:=[$Стипендия_Ноябрь.$C$5]" office:value-type="currency" office:currency="RUB" office:value="500" calcext:value-type="currency">
              <text:p>500,00 ₽</text:p>
            </table:table-cell>
            <table:table-cell table:formula="of:=[$Стипендия_Ноябрь.$D$5]" office:value-type="currency" office:currency="RUB" office:value="5000" calcext:value-type="currency">
              <text:p>5 0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Гаврилов</text:p>
          </table:table-cell>
          <table:table-cell table:formula="of:=SUM([.G27:.G29])" office:value-type="currency" office:currency="RUB" office:value="13800" calcext:value-type="currency">
            <text:p>13 800,00 ₽</text:p>
          </table:table-cell>
          <table:table-cell table:formula="of:=SUM([.H27:.H29])" office:value-type="currency" office:currency="RUB" office:value="1700" calcext:value-type="currency">
            <text:p>1 700,00 ₽</text:p>
          </table:table-cell>
          <table:table-cell table:formula="of:=SUM([.I27:.I29])" office:value-type="currency" office:currency="RUB" office:value="15500" calcext:value-type="currency">
            <text:p>15 5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Шимук / Стипендия_Октябрь</text:p>
            </table:table-cell>
            <table:table-cell table:formula="of:=[$Стипендия_Октябрь.$B$6]" office:value-type="currency" office:currency="RUB" office:value="3400" calcext:value-type="currency">
              <text:p>3 400,00 ₽</text:p>
            </table:table-cell>
            <table:table-cell table:formula="of:=[$Стипендия_Октябрь.$C$6]" office:value-type="currency" office:currency="RUB" office:value="500" calcext:value-type="currency">
              <text:p>500,00 ₽</text:p>
            </table:table-cell>
            <table:table-cell table:formula="of:=[$Стипендия_Октябрь.$D$6]" office:value-type="currency" office:currency="RUB" office:value="3900" calcext:value-type="currency">
              <text:p>3 9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Шимук / Стипендия_Сентябрь</text:p>
            </table:table-cell>
            <table:table-cell table:formula="of:=[$Стипендия_Сентябрь.$B$6]" office:value-type="currency" office:currency="RUB" office:value="4800" calcext:value-type="currency">
              <text:p>4 800,00 ₽</text:p>
            </table:table-cell>
            <table:table-cell table:formula="of:=[$Стипендия_Сентябрь.$C$6]" office:value-type="currency" office:currency="RUB" office:value="1000" calcext:value-type="currency">
              <text:p>1 000,00 ₽</text:p>
            </table:table-cell>
            <table:table-cell table:formula="of:=[$Стипендия_Сентябрь.$D$6]" office:value-type="currency" office:currency="RUB" office:value="5800" calcext:value-type="currency">
              <text:p>5 8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Шимук / Стипендия_Ноябрь</text:p>
            </table:table-cell>
            <table:table-cell table:formula="of:=[$Стипендия_Ноябрь.$B$6]" office:value-type="currency" office:currency="RUB" office:value="3400" calcext:value-type="currency">
              <text:p>3 400,00 ₽</text:p>
            </table:table-cell>
            <table:table-cell table:formula="of:=[$Стипендия_Ноябрь.$C$6]" office:value-type="currency" office:currency="RUB" office:value="1000" calcext:value-type="currency">
              <text:p>1 000,00 ₽</text:p>
            </table:table-cell>
            <table:table-cell table:formula="of:=[$Стипендия_Ноябрь.$D$6]" office:value-type="currency" office:currency="RUB" office:value="4400" calcext:value-type="currency">
              <text:p>4 4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Шимук</text:p>
          </table:table-cell>
          <table:table-cell table:formula="of:=SUM([.G31:.G33])" office:value-type="currency" office:currency="RUB" office:value="11600" calcext:value-type="currency">
            <text:p>11 600,00 ₽</text:p>
          </table:table-cell>
          <table:table-cell table:formula="of:=SUM([.H31:.H33])" office:value-type="currency" office:currency="RUB" office:value="2500" calcext:value-type="currency">
            <text:p>2 500,00 ₽</text:p>
          </table:table-cell>
          <table:table-cell table:formula="of:=SUM([.I31:.I33])" office:value-type="currency" office:currency="RUB" office:value="14100" calcext:value-type="currency">
            <text:p>14 1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Антипкина / Стипендия_Октябрь</text:p>
            </table:table-cell>
            <table:table-cell table:formula="of:=[$Стипендия_Октябрь.$B$7]" office:value-type="currency" office:currency="RUB" office:value="3000" calcext:value-type="currency">
              <text:p>3 000,00 ₽</text:p>
            </table:table-cell>
            <table:table-cell table:formula="of:=[$Стипендия_Октябрь.$C$7]" office:value-type="currency" office:currency="RUB" office:value="500" calcext:value-type="currency">
              <text:p>500,00 ₽</text:p>
            </table:table-cell>
            <table:table-cell table:formula="of:=[$Стипендия_Октябрь.$D$7]" office:value-type="currency" office:currency="RUB" office:value="3500" calcext:value-type="currency">
              <text:p>3 5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Антипкина / Стипендия_Сентябрь</text:p>
            </table:table-cell>
            <table:table-cell table:formula="of:=[$Стипендия_Сентябрь.$B$7]" office:value-type="currency" office:currency="RUB" office:value="5000" calcext:value-type="currency">
              <text:p>5 000,00 ₽</text:p>
            </table:table-cell>
            <table:table-cell table:formula="of:=[$Стипендия_Сентябрь.$C$7]" office:value-type="currency" office:currency="RUB" office:value="700" calcext:value-type="currency">
              <text:p>700,00 ₽</text:p>
            </table:table-cell>
            <table:table-cell table:formula="of:=[$Стипендия_Сентябрь.$D$7]" office:value-type="currency" office:currency="RUB" office:value="5700" calcext:value-type="currency">
              <text:p>5 7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Антипкина / Стипендия_Ноябрь</text:p>
            </table:table-cell>
            <table:table-cell table:formula="of:=[$Стипендия_Ноябрь.$B$7]" office:value-type="currency" office:currency="RUB" office:value="3000" calcext:value-type="currency">
              <text:p>3 000,00 ₽</text:p>
            </table:table-cell>
            <table:table-cell table:formula="of:=[$Стипендия_Ноябрь.$C$7]" office:value-type="currency" office:currency="RUB" office:value="1000" calcext:value-type="currency">
              <text:p>1 000,00 ₽</text:p>
            </table:table-cell>
            <table:table-cell table:formula="of:=[$Стипендия_Ноябрь.$D$7]" office:value-type="currency" office:currency="RUB" office:value="4000" calcext:value-type="currency">
              <text:p>4 0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Антипкина</text:p>
          </table:table-cell>
          <table:table-cell table:formula="of:=SUM([.G35:.G37])" office:value-type="currency" office:currency="RUB" office:value="11000" calcext:value-type="currency">
            <text:p>11 000,00 ₽</text:p>
          </table:table-cell>
          <table:table-cell table:formula="of:=SUM([.H35:.H37])" office:value-type="currency" office:currency="RUB" office:value="2200" calcext:value-type="currency">
            <text:p>2 200,00 ₽</text:p>
          </table:table-cell>
          <table:table-cell table:formula="of:=SUM([.I35:.I37])" office:value-type="currency" office:currency="RUB" office:value="13200" calcext:value-type="currency">
            <text:p>13 2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Бородина / Стипендия_Октябрь</text:p>
            </table:table-cell>
            <table:table-cell table:formula="of:=[$Стипендия_Октябрь.$B$8]" office:value-type="currency" office:currency="RUB" office:value="4800" calcext:value-type="currency">
              <text:p>4 800,00 ₽</text:p>
            </table:table-cell>
            <table:table-cell table:formula="of:=[$Стипендия_Октябрь.$C$8]" office:value-type="currency" office:currency="RUB" office:value="500" calcext:value-type="currency">
              <text:p>500,00 ₽</text:p>
            </table:table-cell>
            <table:table-cell table:formula="of:=[$Стипендия_Октябрь.$D$8]" office:value-type="currency" office:currency="RUB" office:value="5300" calcext:value-type="currency">
              <text:p>5 3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Бородина / Стипендия_Сентябрь</text:p>
            </table:table-cell>
            <table:table-cell table:formula="of:=[$Стипендия_Сентябрь.$B$8]" office:value-type="currency" office:currency="RUB" office:value="4500" calcext:value-type="currency">
              <text:p>4 500,00 ₽</text:p>
            </table:table-cell>
            <table:table-cell table:formula="of:=[$Стипендия_Сентябрь.$C$8]" office:value-type="currency" office:currency="RUB" office:value="700" calcext:value-type="currency">
              <text:p>700,00 ₽</text:p>
            </table:table-cell>
            <table:table-cell table:formula="of:=[$Стипендия_Сентябрь.$D$8]" office:value-type="currency" office:currency="RUB" office:value="5200" calcext:value-type="currency">
              <text:p>5 2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Бородина / Стипендия_Ноябрь</text:p>
            </table:table-cell>
            <table:table-cell table:formula="of:=[$Стипендия_Ноябрь.$B$8]" office:value-type="currency" office:currency="RUB" office:value="4800" calcext:value-type="currency">
              <text:p>4 800,00 ₽</text:p>
            </table:table-cell>
            <table:table-cell table:formula="of:=[$Стипендия_Ноябрь.$C$8]" office:value-type="currency" office:currency="RUB" office:value="500" calcext:value-type="currency">
              <text:p>500,00 ₽</text:p>
            </table:table-cell>
            <table:table-cell table:formula="of:=[$Стипендия_Ноябрь.$D$8]" office:value-type="currency" office:currency="RUB" office:value="5300" calcext:value-type="currency">
              <text:p>5 3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Бородина</text:p>
          </table:table-cell>
          <table:table-cell table:formula="of:=SUM([.G39:.G41])" office:value-type="currency" office:currency="RUB" office:value="14100" calcext:value-type="currency">
            <text:p>14 100,00 ₽</text:p>
          </table:table-cell>
          <table:table-cell table:formula="of:=SUM([.H39:.H41])" office:value-type="currency" office:currency="RUB" office:value="1700" calcext:value-type="currency">
            <text:p>1 700,00 ₽</text:p>
          </table:table-cell>
          <table:table-cell table:formula="of:=SUM([.I39:.I41])" office:value-type="currency" office:currency="RUB" office:value="15800" calcext:value-type="currency">
            <text:p>15 8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Жукова / Стипендия_Октябрь</text:p>
            </table:table-cell>
            <table:table-cell table:formula="of:=[$Стипендия_Октябрь.$B$9]" office:value-type="currency" office:currency="RUB" office:value="3000" calcext:value-type="currency">
              <text:p>3 000,00 ₽</text:p>
            </table:table-cell>
            <table:table-cell table:formula="of:=[$Стипендия_Октябрь.$C$9]" office:value-type="currency" office:currency="RUB" office:value="700" calcext:value-type="currency">
              <text:p>700,00 ₽</text:p>
            </table:table-cell>
            <table:table-cell table:formula="of:=[$Стипендия_Октябрь.$D$9]" office:value-type="currency" office:currency="RUB" office:value="3700" calcext:value-type="currency">
              <text:p>3 7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Жукова / Стипендия_Сентябрь</text:p>
            </table:table-cell>
            <table:table-cell table:formula="of:=[$Стипендия_Сентябрь.$B$9]" office:value-type="currency" office:currency="RUB" office:value="3400" calcext:value-type="currency">
              <text:p>3 400,00 ₽</text:p>
            </table:table-cell>
            <table:table-cell table:formula="of:=[$Стипендия_Сентябрь.$C$9]" office:value-type="currency" office:currency="RUB" office:value="700" calcext:value-type="currency">
              <text:p>700,00 ₽</text:p>
            </table:table-cell>
            <table:table-cell table:formula="of:=[$Стипендия_Сентябрь.$D$9]" office:value-type="currency" office:currency="RUB" office:value="4100" calcext:value-type="currency">
              <text:p>4 1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Жукова / Стипендия_Ноябрь</text:p>
            </table:table-cell>
            <table:table-cell table:formula="of:=[$Стипендия_Ноябрь.$B$9]" office:value-type="currency" office:currency="RUB" office:value="3000" calcext:value-type="currency">
              <text:p>3 000,00 ₽</text:p>
            </table:table-cell>
            <table:table-cell table:formula="of:=[$Стипендия_Ноябрь.$C$9]" office:value-type="currency" office:currency="RUB" office:value="700" calcext:value-type="currency">
              <text:p>700,00 ₽</text:p>
            </table:table-cell>
            <table:table-cell table:formula="of:=[$Стипендия_Ноябрь.$D$9]" office:value-type="currency" office:currency="RUB" office:value="3700" calcext:value-type="currency">
              <text:p>3 7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Жукова</text:p>
          </table:table-cell>
          <table:table-cell table:formula="of:=SUM([.G43:.G45])" office:value-type="currency" office:currency="RUB" office:value="9400" calcext:value-type="currency">
            <text:p>9 400,00 ₽</text:p>
          </table:table-cell>
          <table:table-cell table:formula="of:=SUM([.H43:.H45])" office:value-type="currency" office:currency="RUB" office:value="2100" calcext:value-type="currency">
            <text:p>2 100,00 ₽</text:p>
          </table:table-cell>
          <table:table-cell table:formula="of:=SUM([.I43:.I45])" office:value-type="currency" office:currency="RUB" office:value="11500" calcext:value-type="currency">
            <text:p>11 5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Лаптева / Стипендия_Октябрь</text:p>
            </table:table-cell>
            <table:table-cell table:formula="of:=[$Стипендия_Октябрь.$B$10]" office:value-type="currency" office:currency="RUB" office:value="3400" calcext:value-type="currency">
              <text:p>3 400,00 ₽</text:p>
            </table:table-cell>
            <table:table-cell table:formula="of:=[$Стипендия_Октябрь.$C$10]" office:value-type="currency" office:currency="RUB" office:value="500" calcext:value-type="currency">
              <text:p>500,00 ₽</text:p>
            </table:table-cell>
            <table:table-cell table:formula="of:=[$Стипендия_Октябрь.$D$10]" office:value-type="currency" office:currency="RUB" office:value="3900" calcext:value-type="currency">
              <text:p>3 9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Лаптева / Стипендия_Сентябрь</text:p>
            </table:table-cell>
            <table:table-cell table:formula="of:=[$Стипендия_Сентябрь.$B$10]" office:value-type="currency" office:currency="RUB" office:value="3400" calcext:value-type="currency">
              <text:p>3 400,00 ₽</text:p>
            </table:table-cell>
            <table:table-cell table:formula="of:=[$Стипендия_Сентябрь.$C$10]" office:value-type="currency" office:currency="RUB" office:value="1000" calcext:value-type="currency">
              <text:p>1 000,00 ₽</text:p>
            </table:table-cell>
            <table:table-cell table:formula="of:=[$Стипендия_Сентябрь.$D$10]" office:value-type="currency" office:currency="RUB" office:value="4400" calcext:value-type="currency">
              <text:p>4 400,00 ₽</text:p>
            </table:table-cell>
          </table:table-row>
          <table:table-row table:style-name="ro1" table:visibility="collapse">
            <table:table-cell table:number-columns-repeated="5"/>
            <table:table-cell office:value-type="string" calcext:value-type="string">
              <text:p>Лаптева / Стипендия_Ноябрь</text:p>
            </table:table-cell>
            <table:table-cell table:formula="of:=[$Стипендия_Ноябрь.$B$10]" office:value-type="currency" office:currency="RUB" office:value="3400" calcext:value-type="currency">
              <text:p>3 400,00 ₽</text:p>
            </table:table-cell>
            <table:table-cell table:formula="of:=[$Стипендия_Ноябрь.$C$10]" office:value-type="currency" office:currency="RUB" office:value="500" calcext:value-type="currency">
              <text:p>500,00 ₽</text:p>
            </table:table-cell>
            <table:table-cell table:formula="of:=[$Стипендия_Ноябрь.$D$10]" office:value-type="currency" office:currency="RUB" office:value="3900" calcext:value-type="currency">
              <text:p>3 9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Лаптева</text:p>
          </table:table-cell>
          <table:table-cell table:formula="of:=SUM([.G47:.G49])" office:value-type="currency" office:currency="RUB" office:value="10200" calcext:value-type="currency">
            <text:p>10 200,00 ₽</text:p>
          </table:table-cell>
          <table:table-cell table:formula="of:=SUM([.H47:.H49])" office:value-type="currency" office:currency="RUB" office:value="2000" calcext:value-type="currency">
            <text:p>2 000,00 ₽</text:p>
          </table:table-cell>
          <table:table-cell table:formula="of:=SUM([.I47:.I49])" office:value-type="currency" office:currency="RUB" office:value="12200" calcext:value-type="currency">
            <text:p>12 2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Блаженов / Стипендия_Ноябрь</text:p>
            </table:table-cell>
            <table:table-cell table:formula="of:=[$Стипендия_Ноябрь.$B$11]" office:value-type="currency" office:currency="RUB" office:value="5000" calcext:value-type="currency">
              <text:p>5 000,00 ₽</text:p>
            </table:table-cell>
            <table:table-cell table:formula="of:=[$Стипендия_Ноябрь.$C$11]" office:value-type="currency" office:currency="RUB" office:value="1000" calcext:value-type="currency">
              <text:p>1 000,00 ₽</text:p>
            </table:table-cell>
            <table:table-cell table:formula="of:=[$Стипендия_Ноябрь.$D$11]" office:value-type="currency" office:currency="RUB" office:value="6000" calcext:value-type="currency">
              <text:p>6 0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Блаженов</text:p>
          </table:table-cell>
          <table:table-cell table:formula="of:=SUM([.G51:.G51])" office:value-type="currency" office:currency="RUB" office:value="5000" calcext:value-type="currency">
            <text:p>5 000,00 ₽</text:p>
          </table:table-cell>
          <table:table-cell table:formula="of:=SUM([.H51:.H51])" office:value-type="currency" office:currency="RUB" office:value="1000" calcext:value-type="currency">
            <text:p>1 000,00 ₽</text:p>
          </table:table-cell>
          <table:table-cell table:formula="of:=SUM([.I51:.I51])" office:value-type="currency" office:currency="RUB" office:value="6000" calcext:value-type="currency">
            <text:p>6 000,00 ₽</text:p>
          </table:table-cell>
        </table:table-row>
        <table:table-row-group table:display="false">
          <table:table-row table:style-name="ro1" table:visibility="collapse">
            <table:table-cell table:number-columns-repeated="5"/>
            <table:table-cell office:value-type="string" calcext:value-type="string">
              <text:p>Крючков / Стипендия_Ноябрь</text:p>
            </table:table-cell>
            <table:table-cell table:formula="of:=[$Стипендия_Ноябрь.$B$12]" office:value-type="currency" office:currency="RUB" office:value="3400" calcext:value-type="currency">
              <text:p>3 400,00 ₽</text:p>
            </table:table-cell>
            <table:table-cell table:formula="of:=[$Стипендия_Ноябрь.$C$12]" office:value-type="currency" office:currency="RUB" office:value="700" calcext:value-type="currency">
              <text:p>700,00 ₽</text:p>
            </table:table-cell>
            <table:table-cell table:formula="of:=[$Стипендия_Ноябрь.$D$12]" office:value-type="currency" office:currency="RUB" office:value="4100" calcext:value-type="currency">
              <text:p>4 100,00 ₽</text:p>
            </table:table-cell>
          </table:table-row>
        </table:table-row-group>
        <table:table-row table:style-name="ro1">
          <table:table-cell table:number-columns-repeated="5"/>
          <table:table-cell office:value-type="string" calcext:value-type="string">
            <text:p>Крючков</text:p>
          </table:table-cell>
          <table:table-cell table:formula="of:=SUM([.G53:.G53])" office:value-type="currency" office:currency="RUB" office:value="3400" calcext:value-type="currency">
            <text:p>3 400,00 ₽</text:p>
          </table:table-cell>
          <table:table-cell table:formula="of:=SUM([.H53:.H53])" office:value-type="currency" office:currency="RUB" office:value="700" calcext:value-type="currency">
            <text:p>700,00 ₽</text:p>
          </table:table-cell>
          <table:table-cell table:formula="of:=SUM([.I53:.I53])" office:value-type="currency" office:currency="RUB" office:value="4100" calcext:value-type="currency">
            <text:p>4 100,00 ₽</text:p>
          </table:table-cell>
        </table:table-row>
      </table:table>
      <table:named-expressions/>
      <table:database-ranges>
        <table:database-range table:name="__Anonymous_Sheet_DB__0" table:target-range-address="'Ввод данных'.A1:'Ввод данных'.I10" table:orientation="column"/>
        <table:database-range table:name="__Anonymous_Sheet_DB__1" table:target-range-address="Сортировка.A1:Сортировка.I10">
          <table:sort>
            <table:sort-by table:field-number="3" table:order="descending" table:data-type="automatic"/>
            <table:sort-by table:field-number="5" table:data-type="automatic"/>
          </table:sort>
        </table:database-range>
        <table:database-range table:name="__Anonymous_Sheet_DB__2" table:target-range-address="Автофильтр.A1:Автофильтр.I10" table:display-filter-buttons="true" table:orientation="column"/>
        <table:database-range table:name="__Anonymous_Sheet_DB__3" table:target-range-address="'Стандартный фильтр'.A1:'Стандартный фильтр'.I10" table:orientation="column">
          <table:filter>
            <table:filter-and>
              <table:filter-condition table:field-number="0" table:value="А" table:operator="begins-with"/>
              <table:filter-condition table:field-number="8" table:value="3" table:operator="&gt;"/>
            </table:filter-and>
          </table:filter>
        </table:database-range>
        <table:database-range table:name="__Anonymous_Sheet_DB__4" table:target-range-address="'Расширеный фильтр'.K5:'Расширеный фильтр'.K5" table:orientation="column">
          <table:filter table:target-range-address="'Расширеный фильтр'.K5" table:condition-source-range-address="'Расширеный фильтр'.K2:'Расширеный фильтр'.S2">
            <table:filter-and>
              <table:filter-condition table:field-number="6" table:value="" table:operator="="/>
            </table:filter-and>
          </table:filter>
        </table:database-range>
        <table:database-range table:name="__Anonymous_Sheet_DB__5" table:target-range-address="Итог.A1:Итог.I14">
          <table:sort table:bind-styles-to-content="false">
            <table:sort-by table:field-number="4" table:data-type="automatic"/>
          </table:sort>
          <table:subtotal-rules table:bind-styles-to-content="false">
            <table:sort-groups/>
            <table:subtotal-rule table:group-by-field-number="4">
              <table:subtotal-field table:field-number="7" table:function="countnums"/>
            </table:subtotal-rule>
          </table:subtotal-rules>
        </table:database-range>
        <table:database-range table:name="__Anonymous_Sheet_DB__6" table:target-range-address="'Итог 2'.A1:'Итог 2'.I14">
          <table:sort table:bind-styles-to-content="false">
            <table:sort-by table:field-number="6" table:data-type="automatic"/>
          </table:sort>
          <table:subtotal-rules table:bind-styles-to-content="false">
            <table:sort-groups/>
            <table:subtotal-rule table:group-by-field-number="6">
              <table:subtotal-field table:field-number="8" table:function="sum"/>
            </table:subtotal-rule>
          </table:subtotal-rules>
        </table:database-range>
      </table:database-ranges>
      <table:data-pilot-tables>
        <table:data-pilot-table table:name="DataPilot1" table:application-data="" table:target-range-address="'Сводная таблица_Сводная таблица_1'.A1:'Сводная таблица_Сводная таблица_1'.E8" table:buttons="'Сводная таблица_Сводная таблица_1'.A1 'Сводная таблица_Сводная таблица_1'.A4 'Сводная таблица_Сводная таблица_1'.B3" table:show-filter-button="false" table:drill-down-on-double-click="false">
          <table:source-cell-range table:cell-range-address="'Сводная таблица'.A1:'Сводная таблица'.I10"/>
          <table:data-pilot-field table:source-field-name="Форма обучения" table:orientation="page" table:used-hierarchy="0" table:function="auto" loext:ignore-selected-page="true" table:selected-page="Заочная">
            <table:data-pilot-level table:show-empty="false" calcext:repeat-item-labels="false">
              <table:data-pilot-members>
                <table:data-pilot-member table:name="Вечерняя" table:display="false" table:show-details="true"/>
                <table:data-pilot-member table:name="Заочная" table:display="true" table:show-details="true"/>
                <table:data-pilot-member table:name="Очная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Фамилия" table:orientation="column" table:used-hierarchy="0" table:function="auto">
            <table:data-pilot-level table:show-empty="false" calcext:repeat-item-labels="false">
              <table:data-pilot-members>
                <table:data-pilot-member table:name="Андреев" table:display="true" table:show-details="true"/>
                <table:data-pilot-member table:name="Антипкина" table:display="true" table:show-details="true"/>
                <table:data-pilot-member table:name="Бородина" table:display="true" table:show-details="true"/>
                <table:data-pilot-member table:name="Гаврилов" table:display="true" table:show-details="true"/>
                <table:data-pilot-member table:name="Жукова" table:display="true" table:show-details="true"/>
                <table:data-pilot-member table:name="Лаптева" table:display="true" table:show-details="true"/>
                <table:data-pilot-member table:name="Любимов" table:display="true" table:show-details="true"/>
                <table:data-pilot-member table:name="Нестерв" table:display="true" table:show-details="true"/>
                <table:data-pilot-member table:name="Шимук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Курс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Средний балл" table:orientation="data" table:used-hierarchy="0" table:function="max">
            <table:data-pilot-level table:show-empty="false" calcext:repeat-item-labels="false">
              <table:data-pilot-members>
                <table:data-pilot-member table:name="3,8" table:display="true" table:show-details="true"/>
                <table:data-pilot-member table:name="3,9" table:display="true" table:show-details="true"/>
                <table:data-pilot-member table:name="4" table:display="true" table:show-details="true"/>
                <table:data-pilot-member table:name="4,5" table:display="true" table:show-details="true"/>
                <table:data-pilot-member table:name="4,6" table:display="true" table:show-details="true"/>
                <table:data-pilot-member table:name="4,7" table:display="true" table:show-details="true"/>
                <table:data-pilot-member table:name="4,9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Сводная таблица_Сводная таблица_2'.A1:'Сводная таблица_Сводная таблица_2'.H13" table:buttons="'Сводная таблица_Сводная таблица_2'.A3 'Сводная таблица_Сводная таблица_2'.B1 'Сводная таблица_Сводная таблица_2'.C1" table:show-filter-button="false" table:drill-down-on-double-click="false">
          <table:source-cell-range table:cell-range-address="'Сводная таблица'.A1:'Сводная таблица'.I10"/>
          <table:data-pilot-field table:source-field-name="Курс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Номер группы" table:orientation="column" table:used-hierarchy="0" table:function="auto">
            <table:data-pilot-level table:show-empty="false" calcext:repeat-item-labels="false">
              <table:data-pilot-members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Фамилия" table:orientation="row" table:used-hierarchy="0" table:function="auto">
            <table:data-pilot-level table:show-empty="false" calcext:repeat-item-labels="false">
              <table:data-pilot-members>
                <table:data-pilot-member table:name="Андреев" table:display="true" table:show-details="true"/>
                <table:data-pilot-member table:name="Антипкина" table:display="true" table:show-details="true"/>
                <table:data-pilot-member table:name="Бородина" table:display="true" table:show-details="true"/>
                <table:data-pilot-member table:name="Гаврилов" table:display="true" table:show-details="true"/>
                <table:data-pilot-member table:name="Жукова" table:display="true" table:show-details="true"/>
                <table:data-pilot-member table:name="Лаптева" table:display="true" table:show-details="true"/>
                <table:data-pilot-member table:name="Любимов" table:display="true" table:show-details="true"/>
                <table:data-pilot-member table:name="Нестерв" table:display="true" table:show-details="true"/>
                <table:data-pilot-member table:name="Шимук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Средний балл" table:orientation="data" table:used-hierarchy="0" table:function="min">
            <table:data-pilot-level table:show-empty="false" calcext:repeat-item-labels="false">
              <table:data-pilot-members>
                <table:data-pilot-member table:name="3,8" table:display="true" table:show-details="true"/>
                <table:data-pilot-member table:name="3,9" table:display="true" table:show-details="true"/>
                <table:data-pilot-member table:name="4" table:display="true" table:show-details="true"/>
                <table:data-pilot-member table:name="4,5" table:display="true" table:show-details="true"/>
                <table:data-pilot-member table:name="4,6" table:display="true" table:show-details="true"/>
                <table:data-pilot-member table:name="4,7" table:display="true" table:show-details="true"/>
                <table:data-pilot-member table:name="4,89" table:display="true" table:show-details="true"/>
                <table:data-pilot-member table:name="4,9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  <table:consolidation table:function="sum" table:source-cell-range-addresses="Стипендия_Октябрь.A1:Стипендия_Октябрь.D10" table:target-cell-address="Стипендия_Ноябрь.F14" table:use-label="both" table:link-to-source-data="true"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1:07:54.522000000</meta:creation-date>
    <dc:date>2021-10-20T09:22:01.337000000</dc:date>
    <meta:editing-duration>PT34M22S</meta:editing-duration>
    <meta:editing-cycles>7</meta:editing-cycles>
    <meta:generator>LibreOffice/7.1.5.2$Windows_X86_64 LibreOffice_project/85f04e9f809797b8199d13c421bd8a2b025d52b5</meta:generator>
    <meta:document-statistic meta:table-count="13" meta:cell-count="1222" meta:object-count="0"/>
  </office:meta>
</office:document-meta>
</file>